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CBIname</text:p>
          </table:table-cell>
          <table:table-cell office:value-type="string" calcext:value-type="string">
            <text:p>nLoci</text:p>
          </table:table-cell>
          <table:table-cell office:value-type="string" calcext:value-type="string">
            <text:p>GCtot_avg</text:p>
          </table:table-cell>
          <table:table-cell office:value-type="string" calcext:value-type="string">
            <text:p>GCtot_std</text:p>
          </table:table-cell>
          <table:table-cell office:value-type="string" calcext:value-type="string">
            <text:p>GC12_avg</text:p>
          </table:table-cell>
          <table:table-cell office:value-type="string" calcext:value-type="string">
            <text:p>GC12_std</text:p>
          </table:table-cell>
          <table:table-cell office:value-type="string" calcext:value-type="string">
            <text:p>GC3_avg</text:p>
          </table:table-cell>
          <table:table-cell office:value-type="string" calcext:value-type="string">
            <text:p>GC3_std</text:p>
          </table:table-cell>
          <table:table-cell office:value-type="string" calcext:value-type="string">
            <text:p>GCutr_avg</text:p>
          </table:table-cell>
          <table:table-cell office:value-type="string" calcext:value-type="string">
            <text:p>GCutr_std</text:p>
          </table:table-cell>
          <table:table-cell office:value-type="string" calcext:value-type="string">
            <text:p>r_GC3_GCutr</text:p>
          </table:table-cell>
          <table:table-cell office:value-type="string" calcext:value-type="string">
            <text:p>r_expression_ENc</text:p>
          </table:table-cell>
          <table:table-cell office:value-type="string" calcext:value-type="string">
            <text:p>r_expression_ENcP</text:p>
          </table:table-cell>
          <table:table-cell office:value-type="string" calcext:value-type="string">
            <text:p>taxonomy1</text:p>
          </table:table-cell>
          <table:table-cell office:value-type="string" calcext:value-type="string">
            <text:p>taxonomy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tus_agassizi</text:p>
          </table:table-cell>
          <table:table-cell office:value-type="string" calcext:value-type="string">
            <text:p>Abatus agassizii</text:p>
          </table:table-cell>
          <table:table-cell office:value-type="float" office:value="11031" calcext:value-type="float">
            <text:p>11031</text:p>
          </table:table-cell>
          <table:table-cell office:value-type="float" office:value="0.49922" calcext:value-type="float">
            <text:p>0.499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47193" calcext:value-type="float">
            <text:p>0.47193</text:p>
          </table:table-cell>
          <table:table-cell office:value-type="float" office:value="0.04971" calcext:value-type="float">
            <text:p>0.04971</text:p>
          </table:table-cell>
          <table:table-cell office:value-type="float" office:value="0.55387" calcext:value-type="float">
            <text:p>0.55387</text:p>
          </table:table-cell>
          <table:table-cell office:value-type="float" office:value="0.11885" calcext:value-type="float">
            <text:p>0.11885</text:p>
          </table:table-cell>
          <table:table-cell office:value-type="float" office:value="0.38055" calcext:value-type="float">
            <text:p>0.38055</text:p>
          </table:table-cell>
          <table:table-cell office:value-type="float" office:value="0.07007" calcext:value-type="float">
            <text:p>0.07007</text:p>
          </table:table-cell>
          <table:table-cell office:value-type="float" office:value="0.11161" calcext:value-type="float">
            <text:p>0.11161</text:p>
          </table:table-cell>
          <table:table-cell office:value-type="float" office:value="-0.09169" calcext:value-type="float">
            <text:p>-0.09169</text:p>
          </table:table-cell>
          <table:table-cell office:value-type="float" office:value="-0.08639" calcext:value-type="float">
            <text:p>-0.08639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d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tus_cordatus</text:p>
          </table:table-cell>
          <table:table-cell office:value-type="string" calcext:value-type="string">
            <text:p>Abatus cordatus</text:p>
          </table:table-cell>
          <table:table-cell office:value-type="float" office:value="3765" calcext:value-type="float">
            <text:p>3765</text:p>
          </table:table-cell>
          <table:table-cell office:value-type="float" office:value="0.50665" calcext:value-type="float">
            <text:p>0.50665</text:p>
          </table:table-cell>
          <table:table-cell office:value-type="float" office:value="0.04956" calcext:value-type="float">
            <text:p>0.04956</text:p>
          </table:table-cell>
          <table:table-cell office:value-type="float" office:value="0.47452" calcext:value-type="float">
            <text:p>0.47452</text:p>
          </table:table-cell>
          <table:table-cell office:value-type="float" office:value="0.04924" calcext:value-type="float">
            <text:p>0.04924</text:p>
          </table:table-cell>
          <table:table-cell office:value-type="float" office:value="0.57094" calcext:value-type="float">
            <text:p>0.57094</text:p>
          </table:table-cell>
          <table:table-cell office:value-type="float" office:value="0.10426" calcext:value-type="float">
            <text:p>0.10426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06565" calcext:value-type="float">
            <text:p>0.06565</text:p>
          </table:table-cell>
          <table:table-cell office:value-type="float" office:value="0.04177" calcext:value-type="float">
            <text:p>0.04177</text:p>
          </table:table-cell>
          <table:table-cell office:value-type="float" office:value="-0.19159" calcext:value-type="float">
            <text:p>-0.19159</text:p>
          </table:table-cell>
          <table:table-cell office:value-type="float" office:value="-0.17675" calcext:value-type="float">
            <text:p>-0.1767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d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lobophora_chlorotica_L1</text:p>
          </table:table-cell>
          <table:table-cell office:value-type="string" calcext:value-type="string">
            <text:p>Allolobophora chlorotica L1</text:p>
          </table:table-cell>
          <table:table-cell office:value-type="float" office:value="28979" calcext:value-type="float">
            <text:p>28979</text:p>
          </table:table-cell>
          <table:table-cell office:value-type="float" office:value="0.48222" calcext:value-type="float">
            <text:p>0.48222</text:p>
          </table:table-cell>
          <table:table-cell office:value-type="float" office:value="0.04343" calcext:value-type="float">
            <text:p>0.04343</text:p>
          </table:table-cell>
          <table:table-cell office:value-type="float" office:value="0.46912" calcext:value-type="float">
            <text:p>0.46912</text:p>
          </table:table-cell>
          <table:table-cell office:value-type="float" office:value="0.04873" calcext:value-type="float">
            <text:p>0.04873</text:p>
          </table:table-cell>
          <table:table-cell office:value-type="float" office:value="0.50846" calcext:value-type="float">
            <text:p>0.50846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39901" calcext:value-type="float">
            <text:p>0.39901</text:p>
          </table:table-cell>
          <table:table-cell office:value-type="float" office:value="0.06844" calcext:value-type="float">
            <text:p>0.06844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-0.07581" calcext:value-type="float">
            <text:p>-0.07581</text:p>
          </table:table-cell>
          <table:table-cell office:value-type="float" office:value="-0.09717" calcext:value-type="float">
            <text:p>-0.0971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nne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lobophora_chlorotica_L2</text:p>
          </table:table-cell>
          <table:table-cell office:value-type="string" calcext:value-type="string">
            <text:p>Allolobophora chlorotica L2</text:p>
          </table:table-cell>
          <table:table-cell office:value-type="float" office:value="50541" calcext:value-type="float">
            <text:p>50541</text:p>
          </table:table-cell>
          <table:table-cell office:value-type="float" office:value="0.48337" calcext:value-type="float">
            <text:p>0.48337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46963" calcext:value-type="float">
            <text:p>0.46963</text:p>
          </table:table-cell>
          <table:table-cell office:value-type="float" office:value="0.05129" calcext:value-type="float">
            <text:p>0.05129</text:p>
          </table:table-cell>
          <table:table-cell office:value-type="float" office:value="0.51093" calcext:value-type="float">
            <text:p>0.51093</text:p>
          </table:table-cell>
          <table:table-cell office:value-type="float" office:value="0.10041" calcext:value-type="float">
            <text:p>0.10041</text:p>
          </table:table-cell>
          <table:table-cell office:value-type="float" office:value="0.40099" calcext:value-type="float">
            <text:p>0.4009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24138" calcext:value-type="float">
            <text:p>0.24138</text:p>
          </table:table-cell>
          <table:table-cell office:value-type="float" office:value="-0.09125" calcext:value-type="float">
            <text:p>-0.09125</text:p>
          </table:table-cell>
          <table:table-cell office:value-type="float" office:value="-0.11966" calcext:value-type="float">
            <text:p>-0.1196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nne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lobophora_chlorotica_L4</text:p>
          </table:table-cell>
          <table:table-cell office:value-type="string" calcext:value-type="string">
            <text:p>Allolobophora chlorotica L4</text:p>
          </table:table-cell>
          <table:table-cell office:value-type="float" office:value="21991" calcext:value-type="float">
            <text:p>21991</text:p>
          </table:table-cell>
          <table:table-cell office:value-type="float" office:value="0.48404" calcext:value-type="float">
            <text:p>0.48404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47066" calcext:value-type="float">
            <text:p>0.47066</text:p>
          </table:table-cell>
          <table:table-cell office:value-type="float" office:value="0.04824" calcext:value-type="float">
            <text:p>0.04824</text:p>
          </table:table-cell>
          <table:table-cell office:value-type="float" office:value="0.51082" calcext:value-type="float">
            <text:p>0.51082</text:p>
          </table:table-cell>
          <table:table-cell office:value-type="float" office:value="0.09496" calcext:value-type="float">
            <text:p>0.09496</text:p>
          </table:table-cell>
          <table:table-cell office:value-type="float" office:value="0.39683" calcext:value-type="float">
            <text:p>0.39683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0.24816" calcext:value-type="float">
            <text:p>0.24816</text:p>
          </table:table-cell>
          <table:table-cell office:value-type="float" office:value="-0.10112" calcext:value-type="float">
            <text:p>-0.10112</text:p>
          </table:table-cell>
          <table:table-cell office:value-type="float" office:value="-0.12788" calcext:value-type="float">
            <text:p>-0.1278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nne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rrectodea_icterica</text:p>
          </table:table-cell>
          <table:table-cell office:value-type="string" calcext:value-type="string">
            <text:p>Aporrectodea icterica</text:p>
          </table:table-cell>
          <table:table-cell office:value-type="float" office:value="12908" calcext:value-type="float">
            <text:p>12908</text:p>
          </table:table-cell>
          <table:table-cell office:value-type="float" office:value="0.48282" calcext:value-type="float">
            <text:p>0.48282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47016" calcext:value-type="float">
            <text:p>0.47016</text:p>
          </table:table-cell>
          <table:table-cell office:value-type="float" office:value="0.04847" calcext:value-type="float">
            <text:p>0.04847</text:p>
          </table:table-cell>
          <table:table-cell office:value-type="float" office:value="0.50819" calcext:value-type="float">
            <text:p>0.50819</text:p>
          </table:table-cell>
          <table:table-cell office:value-type="float" office:value="0.09594" calcext:value-type="float">
            <text:p>0.09594</text:p>
          </table:table-cell>
          <table:table-cell office:value-type="float" office:value="0.39726" calcext:value-type="float">
            <text:p>0.39726</text:p>
          </table:table-cell>
          <table:table-cell office:value-type="float" office:value="0.06522" calcext:value-type="float">
            <text:p>0.06522</text:p>
          </table:table-cell>
          <table:table-cell office:value-type="float" office:value="0.18775" calcext:value-type="float">
            <text:p>0.18775</text:p>
          </table:table-cell>
          <table:table-cell office:value-type="float" office:value="-0.08737" calcext:value-type="float">
            <text:p>-0.08737</text:p>
          </table:table-cell>
          <table:table-cell office:value-type="float" office:value="-0.10534" calcext:value-type="float">
            <text:p>-0.1053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nne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enodytes_patagonicus</text:p>
          </table:table-cell>
          <table:table-cell office:value-type="string" calcext:value-type="string">
            <text:p>Aptenodytes patagonicus</text:p>
          </table:table-cell>
          <table:table-cell office:value-type="float" office:value="4784" calcext:value-type="float">
            <text:p>4784</text:p>
          </table:table-cell>
          <table:table-cell office:value-type="float" office:value="0.46998" calcext:value-type="float">
            <text:p>0.46998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05307" calcext:value-type="float">
            <text:p>0.05307</text:p>
          </table:table-cell>
          <table:table-cell office:value-type="float" office:value="0.48315" calcext:value-type="float">
            <text:p>0.48315</text:p>
          </table:table-cell>
          <table:table-cell office:value-type="float" office:value="0.12373" calcext:value-type="float">
            <text:p>0.12373</text:p>
          </table:table-cell>
          <table:table-cell office:value-type="float" office:value="0.39614" calcext:value-type="float">
            <text:p>0.39614</text:p>
          </table:table-cell>
          <table:table-cell office:value-type="float" office:value="0.08034" calcext:value-type="float">
            <text:p>0.08034</text:p>
          </table:table-cell>
          <table:table-cell office:value-type="float" office:value="0.45802" calcext:value-type="float">
            <text:p>0.45802</text:p>
          </table:table-cell>
          <table:table-cell office:value-type="float" office:value="-0.01848" calcext:value-type="float">
            <text:p>-0.01848</text:p>
          </table:table-cell>
          <table:table-cell office:value-type="float" office:value="-0.07493" calcext:value-type="float">
            <text:p>-0.0749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saurops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dillidium_nasatum</text:p>
          </table:table-cell>
          <table:table-cell office:value-type="string" calcext:value-type="string">
            <text:p>Armadillidium nasatum</text:p>
          </table:table-cell>
          <table:table-cell office:value-type="float" office:value="15722" calcext:value-type="float">
            <text:p>15722</text:p>
          </table:table-cell>
          <table:table-cell office:value-type="float" office:value="0.38672" calcext:value-type="float">
            <text:p>0.38672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42547" calcext:value-type="float">
            <text:p>0.42547</text:p>
          </table:table-cell>
          <table:table-cell office:value-type="float" office:value="0.05339" calcext:value-type="float">
            <text:p>0.05339</text:p>
          </table:table-cell>
          <table:table-cell office:value-type="float" office:value="0.30909" calcext:value-type="float">
            <text:p>0.30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29461" calcext:value-type="float">
            <text:p>0.29461</text:p>
          </table:table-cell>
          <table:table-cell office:value-type="float" office:value="0.08945" calcext:value-type="float">
            <text:p>0.08945</text:p>
          </table:table-cell>
          <table:table-cell office:value-type="float" office:value="0.13417" calcext:value-type="float">
            <text:p>0.13417</text:p>
          </table:table-cell>
          <table:table-cell office:value-type="float" office:value="-0.05182" calcext:value-type="float">
            <text:p>-0.05182</text:p>
          </table:table-cell>
          <table:table-cell office:value-type="float" office:value="-0.09338" calcext:value-type="float">
            <text:p>-0.0933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dillidium_vulgare</text:p>
          </table:table-cell>
          <table:table-cell office:value-type="string" calcext:value-type="string">
            <text:p>Armadillidium vulgare</text:p>
          </table:table-cell>
          <table:table-cell office:value-type="float" office:value="16373" calcext:value-type="float">
            <text:p>16373</text:p>
          </table:table-cell>
          <table:table-cell office:value-type="float" office:value="0.38395" calcext:value-type="float">
            <text:p>0.38395</text:p>
          </table:table-cell>
          <table:table-cell office:value-type="float" office:value="0.04806" calcext:value-type="float">
            <text:p>0.04806</text:p>
          </table:table-cell>
          <table:table-cell office:value-type="float" office:value="0.41752" calcext:value-type="float">
            <text:p>0.4175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07425" calcext:value-type="float">
            <text:p>0.07425</text:p>
          </table:table-cell>
          <table:table-cell office:value-type="float" office:value="0.29312" calcext:value-type="float">
            <text:p>0.29312</text:p>
          </table:table-cell>
          <table:table-cell office:value-type="float" office:value="0.09043" calcext:value-type="float">
            <text:p>0.09043</text:p>
          </table:table-cell>
          <table:table-cell office:value-type="float" office:value="0.2562" calcext:value-type="float">
            <text:p>0.2562</text:p>
          </table:table-cell>
          <table:table-cell office:value-type="float" office:value="-0.02766" calcext:value-type="float">
            <text:p>-0.02766</text:p>
          </table:table-cell>
          <table:table-cell office:value-type="float" office:value="-0.10491" calcext:value-type="float">
            <text:p>-0.104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franciscana</text:p>
          </table:table-cell>
          <table:table-cell office:value-type="string" calcext:value-type="string">
            <text:p>Artemia franciscana</text:p>
          </table:table-cell>
          <table:table-cell office:value-type="float" office:value="15127" calcext:value-type="float">
            <text:p>15127</text:p>
          </table:table-cell>
          <table:table-cell office:value-type="float" office:value="0.40741" calcext:value-type="float">
            <text:p>0.40741</text:p>
          </table:table-cell>
          <table:table-cell office:value-type="float" office:value="0.03681" calcext:value-type="float">
            <text:p>0.03681</text:p>
          </table:table-cell>
          <table:table-cell office:value-type="float" office:value="0.44032" calcext:value-type="float">
            <text:p>0.44032</text:p>
          </table:table-cell>
          <table:table-cell office:value-type="float" office:value="0.04938" calcext:value-type="float">
            <text:p>0.04938</text:p>
          </table:table-cell>
          <table:table-cell office:value-type="float" office:value="0.34147" calcext:value-type="float">
            <text:p>0.34147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33932" calcext:value-type="float">
            <text:p>0.33932</text:p>
          </table:table-cell>
          <table:table-cell office:value-type="float" office:value="0.08463" calcext:value-type="float">
            <text:p>0.08463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7849" calcext:value-type="float">
            <text:p>-0.07849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Artemia salina</text:p>
          </table:table-cell>
          <table:table-cell office:value-type="float" office:value="13586" calcext:value-type="float">
            <text:p>13586</text:p>
          </table:table-cell>
          <table:table-cell office:value-type="float" office:value="0.40863" calcext:value-type="float">
            <text:p>0.4086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44317" calcext:value-type="float">
            <text:p>0.44317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33939" calcext:value-type="float">
            <text:p>0.33939</text:p>
          </table:table-cell>
          <table:table-cell office:value-type="float" office:value="0.05394" calcext:value-type="float">
            <text:p>0.05394</text:p>
          </table:table-cell>
          <table:table-cell office:value-type="float" office:value="0.32139" calcext:value-type="float">
            <text:p>0.32139</text:p>
          </table:table-cell>
          <table:table-cell office:value-type="float" office:value="0.07213" calcext:value-type="float">
            <text:p>0.07213</text:p>
          </table:table-cell>
          <table:table-cell office:value-type="float" office:value="0.04735" calcext:value-type="float">
            <text:p>0.04735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03519" calcext:value-type="float">
            <text:p>-0.03519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sinica</text:p>
          </table:table-cell>
          <table:table-cell office:value-type="string" calcext:value-type="string">
            <text:p>Artemia sinica</text:p>
          </table:table-cell>
          <table:table-cell office:value-type="float" office:value="12607" calcext:value-type="float">
            <text:p>12607</text:p>
          </table:table-cell>
          <table:table-cell office:value-type="float" office:value="0.41094" calcext:value-type="float">
            <text:p>0.41094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44427" calcext:value-type="float">
            <text:p>0.44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34413" calcext:value-type="float">
            <text:p>0.34413</text:p>
          </table:table-cell>
          <table:table-cell office:value-type="float" office:value="0.05393" calcext:value-type="float">
            <text:p>0.05393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55" calcext:value-type="float">
            <text:p>0.0655</text:p>
          </table:table-cell>
          <table:table-cell office:value-type="float" office:value="-0.06773" calcext:value-type="float">
            <text:p>-0.06773</text:p>
          </table:table-cell>
          <table:table-cell office:value-type="float" office:value="-0.05048" calcext:value-type="float">
            <text:p>-0.0504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a_tibetana</text:p>
          </table:table-cell>
          <table:table-cell office:value-type="string" calcext:value-type="string">
            <text:p>Artemia tibetiana</text:p>
          </table:table-cell>
          <table:table-cell office:value-type="float" office:value="13098" calcext:value-type="float">
            <text:p>13098</text:p>
          </table:table-cell>
          <table:table-cell office:value-type="float" office:value="0.41097" calcext:value-type="float">
            <text:p>0.41097</text:p>
          </table:table-cell>
          <table:table-cell office:value-type="float" office:value="0.03639" calcext:value-type="float">
            <text:p>0.03639</text:p>
          </table:table-cell>
          <table:table-cell office:value-type="float" office:value="0.44418" calcext:value-type="float">
            <text:p>0.44418</text:p>
          </table:table-cell>
          <table:table-cell office:value-type="float" office:value="0.04969" calcext:value-type="float">
            <text:p>0.04969</text:p>
          </table:table-cell>
          <table:table-cell office:value-type="float" office:value="0.34442" calcext:value-type="float">
            <text:p>0.3444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32812" calcext:value-type="float">
            <text:p>0.32812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03647" calcext:value-type="float">
            <text:p>0.03647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-0.04442" calcext:value-type="float">
            <text:p>-0.0444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rycapulus_aculeatus</text:p>
          </table:table-cell>
          <table:table-cell office:value-type="string" calcext:value-type="string">
            <text:p>Bostrycapulus aculeatus</text:p>
          </table:table-cell>
          <table:table-cell office:value-type="float" office:value="5286" calcext:value-type="float">
            <text:p>5286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48184" calcext:value-type="float">
            <text:p>0.48184</text:p>
          </table:table-cell>
          <table:table-cell office:value-type="float" office:value="0.05225" calcext:value-type="float">
            <text:p>0.05225</text:p>
          </table:table-cell>
          <table:table-cell office:value-type="float" office:value="0.57105" calcext:value-type="float">
            <text:p>0.57105</text:p>
          </table:table-cell>
          <table:table-cell office:value-type="float" office:value="0.09716" calcext:value-type="float">
            <text:p>0.09716</text:p>
          </table:table-cell>
          <table:table-cell office:value-type="float" office:value="0.40523" calcext:value-type="float">
            <text:p>0.40523</text:p>
          </table:table-cell>
          <table:table-cell office:value-type="float" office:value="0.07197" calcext:value-type="float">
            <text:p>0.07197</text:p>
          </table:table-cell>
          <table:table-cell office:value-type="float" office:value="0.09991" calcext:value-type="float">
            <text:p>0.09991</text:p>
          </table:table-cell>
          <table:table-cell office:value-type="float" office:value="-0.17501" calcext:value-type="float">
            <text:p>-0.17501</text:p>
          </table:table-cell>
          <table:table-cell office:value-type="float" office:value="-0.20033" calcext:value-type="float">
            <text:p>-0.20033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norhabditis_brenneri</text:p>
          </table:table-cell>
          <table:table-cell office:value-type="string" calcext:value-type="string">
            <text:p>Caenorhabditis brenneri</text:p>
          </table:table-cell>
          <table:table-cell office:value-type="float" office:value="3000" calcext:value-type="float">
            <text:p>3000</text:p>
          </table:table-cell>
          <table:table-cell office:value-type="float" office:value="0.45199" calcext:value-type="float">
            <text:p>0.45199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05394" calcext:value-type="float">
            <text:p>0.05394</text:p>
          </table:table-cell>
          <table:table-cell office:value-type="float" office:value="0.43655" calcext:value-type="float">
            <text:p>0.4365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2492" calcext:value-type="float">
            <text:p>0.32492</text:p>
          </table:table-cell>
          <table:table-cell office:value-type="float" office:value="0.07021" calcext:value-type="float">
            <text:p>0.07021</text:p>
          </table:table-cell>
          <table:table-cell office:value-type="float" office:value="0.1741" calcext:value-type="float">
            <text:p>0.1741</text:p>
          </table:table-cell>
          <table:table-cell office:value-type="float" office:value="-0.33367" calcext:value-type="float">
            <text:p>-0.33367</text:p>
          </table:table-cell>
          <table:table-cell office:value-type="float" office:value="-0.32511" calcext:value-type="float">
            <text:p>-0.32511</text:p>
          </table:table-cell>
          <table:table-cell office:value-type="string" calcext:value-type="string">
            <text:p>invertebrate</text:p>
          </table:table-cell>
          <table:table-cell table:style-name="ce1" office:value-type="string" calcext:value-type="string">
            <text:p>nematod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norhabditis_sp10</text:p>
          </table:table-cell>
          <table:table-cell office:value-type="string" calcext:value-type="string">
            <text:p>Caenorhabditis elegans</text:p>
          </table:table-cell>
          <table:table-cell office:value-type="float" office:value="5099" calcext:value-type="float">
            <text:p>5099</text:p>
          </table:table-cell>
          <table:table-cell office:value-type="float" office:value="0.42819" calcext:value-type="float">
            <text:p>0.42819</text:p>
          </table:table-cell>
          <table:table-cell office:value-type="float" office:value="0.04113" calcext:value-type="float">
            <text:p>0.04113</text:p>
          </table:table-cell>
          <table:table-cell office:value-type="float" office:value="0.44595" calcext:value-type="float">
            <text:p>0.44595</text:p>
          </table:table-cell>
          <table:table-cell office:value-type="float" office:value="0.05135" calcext:value-type="float">
            <text:p>0.05135</text:p>
          </table:table-cell>
          <table:table-cell office:value-type="float" office:value="0.39259" calcext:value-type="float">
            <text:p>0.39259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31918" calcext:value-type="float">
            <text:p>0.31918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10509" calcext:value-type="float">
            <text:p>0.10509</text:p>
          </table:table-cell>
          <table:table-cell office:value-type="float" office:value="-0.28213" calcext:value-type="float">
            <text:p>-0.28213</text:p>
          </table:table-cell>
          <table:table-cell office:value-type="float" office:value="-0.33171" calcext:value-type="float">
            <text:p>-0.33171</text:p>
          </table:table-cell>
          <table:table-cell office:value-type="string" calcext:value-type="string">
            <text:p>invertebrate</text:p>
          </table:table-cell>
          <table:table-cell table:style-name="ce1" office:value-type="string" calcext:value-type="string">
            <text:p>nematod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ithrix_jacchus</text:p>
          </table:table-cell>
          <table:table-cell office:value-type="string" calcext:value-type="string">
            <text:p>Callithrix jacchus</text:p>
          </table:table-cell>
          <table:table-cell office:value-type="float" office:value="9439" calcext:value-type="float">
            <text:p>9439</text:p>
          </table:table-cell>
          <table:table-cell office:value-type="float" office:value="0.47341" calcext:value-type="float">
            <text:p>0.47341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46215" calcext:value-type="float">
            <text:p>0.46215</text:p>
          </table:table-cell>
          <table:table-cell office:value-type="float" office:value="0.05201" calcext:value-type="float">
            <text:p>0.05201</text:p>
          </table:table-cell>
          <table:table-cell office:value-type="float" office:value="0.496" calcext:value-type="float">
            <text:p>0.496</text:p>
          </table:table-cell>
          <table:table-cell office:value-type="float" office:value="0.13731" calcext:value-type="float">
            <text:p>0.1373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50855" calcext:value-type="float">
            <text:p>0.50855</text:p>
          </table:table-cell>
          <table:table-cell office:value-type="float" office:value="-0.07923" calcext:value-type="float">
            <text:p>-0.07923</text:p>
          </table:table-cell>
          <table:table-cell office:value-type="float" office:value="-0.07806" calcext:value-type="float">
            <text:p>-0.0780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onotus_aethiops</text:p>
          </table:table-cell>
          <table:table-cell office:value-type="string" calcext:value-type="string">
            <text:p>Camponotus aethiops</text:p>
          </table:table-cell>
          <table:table-cell office:value-type="float" office:value="7540" calcext:value-type="float">
            <text:p>7540</text:p>
          </table:table-cell>
          <table:table-cell office:value-type="float" office:value="0.43138" calcext:value-type="float">
            <text:p>0.43138</text:p>
          </table:table-cell>
          <table:table-cell office:value-type="float" office:value="0.07736" calcext:value-type="float">
            <text:p>0.07736</text:p>
          </table:table-cell>
          <table:table-cell office:value-type="float" office:value="0.433" calcext:value-type="float">
            <text:p>0.433</text:p>
          </table:table-cell>
          <table:table-cell office:value-type="float" office:value="0.06198" calcext:value-type="float">
            <text:p>0.06198</text:p>
          </table:table-cell>
          <table:table-cell office:value-type="float" office:value="0.42814" calcext:value-type="float">
            <text:p>0.42814</text:p>
          </table:table-cell>
          <table:table-cell office:value-type="float" office:value="0.13685" calcext:value-type="float">
            <text:p>0.13685</text:p>
          </table:table-cell>
          <table:table-cell office:value-type="float" office:value="0.34018" calcext:value-type="float">
            <text:p>0.34018</text:p>
          </table:table-cell>
          <table:table-cell office:value-type="float" office:value="0.09018" calcext:value-type="float">
            <text:p>0.09018</text:p>
          </table:table-cell>
          <table:table-cell office:value-type="float" office:value="0.45805" calcext:value-type="float">
            <text:p>0.45805</text:p>
          </table:table-cell>
          <table:table-cell office:value-type="float" office:value="-0.06989" calcext:value-type="float">
            <text:p>-0.06989</text:p>
          </table:table-cell>
          <table:table-cell office:value-type="float" office:value="0.01864" calcext:value-type="float">
            <text:p>0.0186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onotus_ligniperdus_4indiv</text:p>
          </table:table-cell>
          <table:table-cell office:value-type="string" calcext:value-type="string">
            <text:p>Camponotus ligniperdus</text:p>
          </table:table-cell>
          <table:table-cell office:value-type="float" office:value="8308" calcext:value-type="float">
            <text:p>8308</text:p>
          </table:table-cell>
          <table:table-cell office:value-type="float" office:value="0.42702" calcext:value-type="float">
            <text:p>0.42702</text:p>
          </table:table-cell>
          <table:table-cell office:value-type="float" office:value="0.07413" calcext:value-type="float">
            <text:p>0.07413</text:p>
          </table:table-cell>
          <table:table-cell office:value-type="float" office:value="0.43071" calcext:value-type="float">
            <text:p>0.43071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41962" calcext:value-type="float">
            <text:p>0.41962</text:p>
          </table:table-cell>
          <table:table-cell office:value-type="float" office:value="0.13109" calcext:value-type="float">
            <text:p>0.13109</text:p>
          </table:table-cell>
          <table:table-cell office:value-type="float" office:value="0.35346" calcext:value-type="float">
            <text:p>0.35346</text:p>
          </table:table-cell>
          <table:table-cell office:value-type="float" office:value="0.08675" calcext:value-type="float">
            <text:p>0.08675</text:p>
          </table:table-cell>
          <table:table-cell office:value-type="float" office:value="0.42101" calcext:value-type="float">
            <text:p>0.42101</text:p>
          </table:table-cell>
          <table:table-cell office:value-type="float" office:value="-0.06015" calcext:value-type="float">
            <text:p>-0.06015</text:p>
          </table:table-cell>
          <table:table-cell office:value-type="float" office:value="-0.03421" calcext:value-type="float">
            <text:p>-0.0342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cinus_aestuarii</text:p>
          </table:table-cell>
          <table:table-cell office:value-type="string" calcext:value-type="string">
            <text:p>Carcinus aestuarii</text:p>
          </table:table-cell>
          <table:table-cell office:value-type="float" office:value="14426" calcext:value-type="float">
            <text:p>14426</text:p>
          </table:table-cell>
          <table:table-cell office:value-type="float" office:value="0.50358" calcext:value-type="float">
            <text:p>0.50358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47863" calcext:value-type="float">
            <text:p>0.47863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55353" calcext:value-type="float">
            <text:p>0.55353</text:p>
          </table:table-cell>
          <table:table-cell office:value-type="float" office:value="0.11493" calcext:value-type="float">
            <text:p>0.11493</text:p>
          </table:table-cell>
          <table:table-cell office:value-type="float" office:value="0.41892" calcext:value-type="float">
            <text:p>0.41892</text:p>
          </table:table-cell>
          <table:table-cell office:value-type="float" office:value="0.07943" calcext:value-type="float">
            <text:p>0.07943</text:p>
          </table:table-cell>
          <table:table-cell office:value-type="float" office:value="0.28369" calcext:value-type="float">
            <text:p>0.28369</text:p>
          </table:table-cell>
          <table:table-cell office:value-type="float" office:value="-0.02811" calcext:value-type="float">
            <text:p>-0.02811</text:p>
          </table:table-cell>
          <table:table-cell office:value-type="float" office:value="-0.0397" calcext:value-type="float">
            <text:p>-0.039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onoidis_nigra</text:p>
          </table:table-cell>
          <table:table-cell office:value-type="string" calcext:value-type="string">
            <text:p>Chelonoidis nigra</text:p>
          </table:table-cell>
          <table:table-cell office:value-type="float" office:value="9387" calcext:value-type="float">
            <text:p>9387</text:p>
          </table:table-cell>
          <table:table-cell office:value-type="float" office:value="0.46661" calcext:value-type="float">
            <text:p>0.46661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46212" calcext:value-type="float">
            <text:p>0.46212</text:p>
          </table:table-cell>
          <table:table-cell office:value-type="float" office:value="0.05618" calcext:value-type="float">
            <text:p>0.05618</text:p>
          </table:table-cell>
          <table:table-cell office:value-type="float" office:value="0.47559" calcext:value-type="float">
            <text:p>0.47559</text:p>
          </table:table-cell>
          <table:table-cell office:value-type="float" office:value="0.12085" calcext:value-type="float">
            <text:p>0.12085</text:p>
          </table:table-cell>
          <table:table-cell office:value-type="float" office:value="0.40521" calcext:value-type="float">
            <text:p>0.40521</text:p>
          </table:table-cell>
          <table:table-cell office:value-type="float" office:value="0.08414" calcext:value-type="float">
            <text:p>0.08414</text:p>
          </table:table-cell>
          <table:table-cell office:value-type="float" office:value="0.49069" calcext:value-type="float">
            <text:p>0.49069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-0.06554" calcext:value-type="float">
            <text:p>-0.06554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saurops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lorocebus_aethiops</text:p>
          </table:table-cell>
          <table:table-cell office:value-type="string" calcext:value-type="string">
            <text:p>Chlorocebus aethiops</text:p>
          </table:table-cell>
          <table:table-cell office:value-type="float" office:value="11180" calcext:value-type="float">
            <text:p>11180</text:p>
          </table:table-cell>
          <table:table-cell office:value-type="float" office:value="0.48562" calcext:value-type="float">
            <text:p>0.48562</text:p>
          </table:table-cell>
          <table:table-cell office:value-type="float" office:value="0.06872" calcext:value-type="float">
            <text:p>0.06872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51623" calcext:value-type="float">
            <text:p>0.51623</text:p>
          </table:table-cell>
          <table:table-cell office:value-type="float" office:value="0.14557" calcext:value-type="float">
            <text:p>0.14557</text:p>
          </table:table-cell>
          <table:table-cell office:value-type="float" office:value="0.44637" calcext:value-type="float">
            <text:p>0.44637</text:p>
          </table:table-cell>
          <table:table-cell office:value-type="float" office:value="0.09516" calcext:value-type="float">
            <text:p>0.09516</text:p>
          </table:table-cell>
          <table:table-cell office:value-type="float" office:value="0.49467" calcext:value-type="float">
            <text:p>0.49467</text:p>
          </table:table-cell>
          <table:table-cell office:value-type="float" office:value="-0.07224" calcext:value-type="float">
            <text:p>-0.07224</text:p>
          </table:table-cell>
          <table:table-cell office:value-type="float" office:value="-0.06356" calcext:value-type="float">
            <text:p>-0.0635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ona_intestinalis_A</text:p>
          </table:table-cell>
          <table:table-cell office:value-type="string" calcext:value-type="string">
            <text:p>Ciona cf. intestinalis A AZ-2012</text:p>
          </table:table-cell>
          <table:table-cell office:value-type="float" office:value="8094" calcext:value-type="float">
            <text:p>8094</text:p>
          </table:table-cell>
          <table:table-cell office:value-type="float" office:value="0.40521" calcext:value-type="float">
            <text:p>0.40521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04919" calcext:value-type="float">
            <text:p>0.04919</text:p>
          </table:table-cell>
          <table:table-cell office:value-type="float" office:value="0.37554" calcext:value-type="float">
            <text:p>0.37554</text:p>
          </table:table-cell>
          <table:table-cell office:value-type="float" office:value="0.07121" calcext:value-type="float">
            <text:p>0.07121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06472" calcext:value-type="float">
            <text:p>0.06472</text:p>
          </table:table-cell>
          <table:table-cell office:value-type="float" office:value="0.12206" calcext:value-type="float">
            <text:p>0.12206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10878" calcext:value-type="float">
            <text:p>-0.1087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urochor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ona_intestinalis_B</text:p>
          </table:table-cell>
          <table:table-cell office:value-type="string" calcext:value-type="string">
            <text:p>Ciona cf. intestinalis B AZ-2012</text:p>
          </table:table-cell>
          <table:table-cell office:value-type="float" office:value="5753" calcext:value-type="float">
            <text:p>5753</text:p>
          </table:table-cell>
          <table:table-cell office:value-type="float" office:value="0.40436" calcext:value-type="float">
            <text:p>0.40436</text:p>
          </table:table-cell>
          <table:table-cell office:value-type="float" office:value="0.03792" calcext:value-type="float">
            <text:p>0.03792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6505" calcext:value-type="float">
            <text:p>0.36505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30876" calcext:value-type="float">
            <text:p>0.30876</text:p>
          </table:table-cell>
          <table:table-cell office:value-type="float" office:value="0.05248" calcext:value-type="float">
            <text:p>0.05248</text:p>
          </table:table-cell>
          <table:table-cell office:value-type="float" office:value="0.14015" calcext:value-type="float">
            <text:p>0.14015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-0.08746" calcext:value-type="float">
            <text:p>-0.0874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urochor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dula_fornicata</text:p>
          </table:table-cell>
          <table:table-cell office:value-type="string" calcext:value-type="string">
            <text:p>Crepidula fornicata</text:p>
          </table:table-cell>
          <table:table-cell office:value-type="float" office:value="7008" calcext:value-type="float">
            <text:p>7008</text:p>
          </table:table-cell>
          <table:table-cell office:value-type="float" office:value="0.52725" calcext:value-type="float">
            <text:p>0.52725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48339" calcext:value-type="float">
            <text:p>0.48339</text:p>
          </table:table-cell>
          <table:table-cell office:value-type="float" office:value="0.04987" calcext:value-type="float">
            <text:p>0.04987</text:p>
          </table:table-cell>
          <table:table-cell office:value-type="float" office:value="0.61504" calcext:value-type="float">
            <text:p>0.61504</text:p>
          </table:table-cell>
          <table:table-cell office:value-type="float" office:value="0.10495" calcext:value-type="float">
            <text:p>0.10495</text:p>
          </table:table-cell>
          <table:table-cell office:value-type="float" office:value="0.41044" calcext:value-type="float">
            <text:p>0.41044</text:p>
          </table:table-cell>
          <table:table-cell office:value-type="float" office:value="0.07531" calcext:value-type="float">
            <text:p>0.07531</text:p>
          </table:table-cell>
          <table:table-cell office:value-type="float" office:value="0.14847" calcext:value-type="float">
            <text:p>0.14847</text:p>
          </table:table-cell>
          <table:table-cell office:value-type="float" office:value="-0.1467" calcext:value-type="float">
            <text:p>-0.1467</text:p>
          </table:table-cell>
          <table:table-cell office:value-type="float" office:value="-0.18172" calcext:value-type="float">
            <text:p>-0.1817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dula_plana</text:p>
          </table:table-cell>
          <table:table-cell office:value-type="string" calcext:value-type="string">
            <text:p>Crepidula plana</text:p>
          </table:table-cell>
          <table:table-cell office:value-type="float" office:value="3278" calcext:value-type="float">
            <text:p>3278</text:p>
          </table:table-cell>
          <table:table-cell office:value-type="float" office:value="0.52535" calcext:value-type="float">
            <text:p>0.52535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48402" calcext:value-type="float">
            <text:p>0.48402</text:p>
          </table:table-cell>
          <table:table-cell office:value-type="float" office:value="0.05056" calcext:value-type="float">
            <text:p>0.05056</text:p>
          </table:table-cell>
          <table:table-cell office:value-type="float" office:value="0.60813" calcext:value-type="float">
            <text:p>0.60813</text:p>
          </table:table-cell>
          <table:table-cell office:value-type="float" office:value="0.09262" calcext:value-type="float">
            <text:p>0.09262</text:p>
          </table:table-cell>
          <table:table-cell office:value-type="float" office:value="0.40793" calcext:value-type="float">
            <text:p>0.40793</text:p>
          </table:table-cell>
          <table:table-cell office:value-type="float" office:value="0.07106" calcext:value-type="float">
            <text:p>0.07106</text:p>
          </table:table-cell>
          <table:table-cell office:value-type="float" office:value="0.14132" calcext:value-type="float">
            <text:p>0.14132</text:p>
          </table:table-cell>
          <table:table-cell office:value-type="float" office:value="-0.18754" calcext:value-type="float">
            <text:p>-0.18754</text:p>
          </table:table-cell>
          <table:table-cell office:value-type="float" office:value="-0.22144" calcext:value-type="float">
            <text:p>-0.2214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ex_hortensis</text:p>
          </table:table-cell>
          <table:table-cell office:value-type="string" calcext:value-type="string">
            <text:p>Culex hortensis</text:p>
          </table:table-cell>
          <table:table-cell office:value-type="float" office:value="14005" calcext:value-type="float">
            <text:p>14005</text:p>
          </table:table-cell>
          <table:table-cell office:value-type="float" office:value="0.53247" calcext:value-type="float">
            <text:p>0.53247</text:p>
          </table:table-cell>
          <table:table-cell office:value-type="float" office:value="0.06447" calcext:value-type="float">
            <text:p>0.06447</text:p>
          </table:table-cell>
          <table:table-cell office:value-type="float" office:value="0.46822" calcext:value-type="float">
            <text:p>0.46822</text:p>
          </table:table-cell>
          <table:table-cell office:value-type="float" office:value="0.05488" calcext:value-type="float">
            <text:p>0.05488</text:p>
          </table:table-cell>
          <table:table-cell office:value-type="float" office:value="0.66141" calcext:value-type="float">
            <text:p>0.66141</text:p>
          </table:table-cell>
          <table:table-cell office:value-type="float" office:value="0.14344" calcext:value-type="float">
            <text:p>0.14344</text:p>
          </table:table-cell>
          <table:table-cell office:value-type="float" office:value="0.41596" calcext:value-type="float">
            <text:p>0.41596</text:p>
          </table:table-cell>
          <table:table-cell office:value-type="float" office:value="0.09812" calcext:value-type="float">
            <text:p>0.09812</text:p>
          </table:table-cell>
          <table:table-cell office:value-type="float" office:value="0.35142" calcext:value-type="float">
            <text:p>0.35142</text:p>
          </table:table-cell>
          <table:table-cell office:value-type="float" office:value="-0.15304" calcext:value-type="float">
            <text:p>-0.15304</text:p>
          </table:table-cell>
          <table:table-cell office:value-type="float" office:value="-0.14711" calcext:value-type="float">
            <text:p>-0.1471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ex_pipiens_ref</text:p>
          </table:table-cell>
          <table:table-cell office:value-type="string" calcext:value-type="string">
            <text:p>Culex pipiens</text:p>
          </table:table-cell>
          <table:table-cell office:value-type="float" office:value="410" calcext:value-type="float">
            <text:p>410</text:p>
          </table:table-cell>
          <table:table-cell office:value-type="float" office:value="0.57166" calcext:value-type="float">
            <text:p>0.57166</text:p>
          </table:table-cell>
          <table:table-cell office:value-type="float" office:value="0.03621" calcext:value-type="float">
            <text:p>0.03621</text:p>
          </table:table-cell>
          <table:table-cell office:value-type="float" office:value="0.48069" calcext:value-type="float">
            <text:p>0.48069</text:p>
          </table:table-cell>
          <table:table-cell office:value-type="float" office:value="0.03635" calcext:value-type="float">
            <text:p>0.0363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07988" calcext:value-type="float">
            <text:p>0.07988</text:p>
          </table:table-cell>
          <table:table-cell office:value-type="float" office:value="0.50914" calcext:value-type="float">
            <text:p>0.50914</text:p>
          </table:table-cell>
          <table:table-cell office:value-type="float" office:value="0.21073" calcext:value-type="float">
            <text:p>0.21073</text:p>
          </table:table-cell>
          <table:table-cell office:value-type="float" office:value="-0.51667" calcext:value-type="float">
            <text:p>-0.51667</text:p>
          </table:table-cell>
          <table:table-cell office:value-type="float" office:value="-0.14505" calcext:value-type="float">
            <text:p>-0.14505</text:p>
          </table:table-cell>
          <table:table-cell office:value-type="float" office:value="-0.19591" calcext:value-type="float">
            <text:p>-0.195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ex_torrentium</text:p>
          </table:table-cell>
          <table:table-cell office:value-type="string" calcext:value-type="string">
            <text:p>Culex torrentium</text:p>
          </table:table-cell>
          <table:table-cell office:value-type="float" office:value="12258" calcext:value-type="float">
            <text:p>12258</text:p>
          </table:table-cell>
          <table:table-cell office:value-type="float" office:value="0.54889" calcext:value-type="float">
            <text:p>0.54889</text:p>
          </table:table-cell>
          <table:table-cell office:value-type="float" office:value="0.05504" calcext:value-type="float">
            <text:p>0.05504</text:p>
          </table:table-cell>
          <table:table-cell office:value-type="float" office:value="0.47674" calcext:value-type="float">
            <text:p>0.47674</text:p>
          </table:table-cell>
          <table:table-cell office:value-type="float" office:value="0.05257" calcext:value-type="float">
            <text:p>0.05257</text:p>
          </table:table-cell>
          <table:table-cell office:value-type="float" office:value="0.69356" calcext:value-type="float">
            <text:p>0.69356</text:p>
          </table:table-cell>
          <table:table-cell office:value-type="float" office:value="0.12134" calcext:value-type="float">
            <text:p>0.12134</text:p>
          </table:table-cell>
          <table:table-cell office:value-type="float" office:value="0.40946" calcext:value-type="float">
            <text:p>0.40946</text:p>
          </table:table-cell>
          <table:table-cell office:value-type="float" office:value="0.09405" calcext:value-type="float">
            <text:p>0.09405</text:p>
          </table:table-cell>
          <table:table-cell office:value-type="float" office:value="0.22149" calcext:value-type="float">
            <text:p>0.22149</text:p>
          </table:table-cell>
          <table:table-cell office:value-type="float" office:value="-0.13593" calcext:value-type="float">
            <text:p>-0.13593</text:p>
          </table:table-cell>
          <table:table-cell office:value-type="float" office:value="-0.15437" calcext:value-type="float">
            <text:p>-0.1543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stodites_dellechiajei_blue</text:p>
          </table:table-cell>
          <table:table-cell office:value-type="string" calcext:value-type="string">
            <text:p>Cystodytes dellechiajei</text:p>
          </table:table-cell>
          <table:table-cell office:value-type="float" office:value="26689" calcext:value-type="float">
            <text:p>26689</text:p>
          </table:table-cell>
          <table:table-cell office:value-type="float" office:value="0.45657" calcext:value-type="float">
            <text:p>0.45657</text:p>
          </table:table-cell>
          <table:table-cell office:value-type="float" office:value="0.05434" calcext:value-type="float">
            <text:p>0.05434</text:p>
          </table:table-cell>
          <table:table-cell office:value-type="float" office:value="0.45169" calcext:value-type="float">
            <text:p>0.45169</text:p>
          </table:table-cell>
          <table:table-cell office:value-type="float" office:value="0.04781" calcext:value-type="float">
            <text:p>0.04781</text:p>
          </table:table-cell>
          <table:table-cell office:value-type="float" office:value="0.46633" calcext:value-type="float">
            <text:p>0.46633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37524" calcext:value-type="float">
            <text:p>0.37524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0.29497" calcext:value-type="float">
            <text:p>0.29497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-0.03528" calcext:value-type="float">
            <text:p>-0.0352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urochor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stodites_dellechiajei_purple</text:p>
          </table:table-cell>
          <table:table-cell office:value-type="string" calcext:value-type="string">
            <text:p>Cystodytes aucklandicus</text:p>
          </table:table-cell>
          <table:table-cell office:value-type="float" office:value="33908" calcext:value-type="float">
            <text:p>33908</text:p>
          </table:table-cell>
          <table:table-cell office:value-type="float" office:value="0.45536" calcext:value-type="float">
            <text:p>0.45536</text:p>
          </table:table-cell>
          <table:table-cell office:value-type="float" office:value="0.05533" calcext:value-type="float">
            <text:p>0.05533</text:p>
          </table:table-cell>
          <table:table-cell office:value-type="float" office:value="0.45014" calcext:value-type="float">
            <text:p>0.45014</text:p>
          </table:table-cell>
          <table:table-cell office:value-type="float" office:value="0.04832" calcext:value-type="float">
            <text:p>0.04832</text:p>
          </table:table-cell>
          <table:table-cell office:value-type="float" office:value="0.46579" calcext:value-type="float">
            <text:p>0.46579</text:p>
          </table:table-cell>
          <table:table-cell office:value-type="float" office:value="0.11083" calcext:value-type="float">
            <text:p>0.11083</text:p>
          </table:table-cell>
          <table:table-cell office:value-type="float" office:value="0.37369" calcext:value-type="float">
            <text:p>0.37369</text:p>
          </table:table-cell>
          <table:table-cell office:value-type="float" office:value="0.08068" calcext:value-type="float">
            <text:p>0.08068</text:p>
          </table:table-cell>
          <table:table-cell office:value-type="float" office:value="0.32163" calcext:value-type="float">
            <text:p>0.32163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-0.07184" calcext:value-type="float">
            <text:p>-0.0718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urochor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ubentonia_madagascariensis</text:p>
          </table:table-cell>
          <table:table-cell office:value-type="string" calcext:value-type="string">
            <text:p>Daubentonia madagascariensis</text:p>
          </table:table-cell>
          <table:table-cell office:value-type="float" office:value="9082" calcext:value-type="float">
            <text:p>9082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46197" calcext:value-type="float">
            <text:p>0.46197</text:p>
          </table:table-cell>
          <table:table-cell office:value-type="float" office:value="0.05309" calcext:value-type="float">
            <text:p>0.05309</text:p>
          </table:table-cell>
          <table:table-cell office:value-type="float" office:value="0.49663" calcext:value-type="float">
            <text:p>0.49663</text:p>
          </table:table-cell>
          <table:table-cell office:value-type="float" office:value="0.13801" calcext:value-type="float">
            <text:p>0.13801</text:p>
          </table:table-cell>
          <table:table-cell office:value-type="float" office:value="0.42448" calcext:value-type="float">
            <text:p>0.42448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0.47379" calcext:value-type="float">
            <text:p>0.47379</text:p>
          </table:table-cell>
          <table:table-cell office:value-type="float" office:value="-0.01112" calcext:value-type="float">
            <text:p>-0.01112</text:p>
          </table:table-cell>
          <table:table-cell office:value-type="float" office:value="-0.01135" calcext:value-type="float">
            <text:p>-0.0113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ardium_cordatum_B2</text:p>
          </table:table-cell>
          <table:table-cell office:value-type="string" calcext:value-type="string">
            <text:p>Echinocardium cordatum</text:p>
          </table:table-cell>
          <table:table-cell office:value-type="float" office:value="23422" calcext:value-type="float">
            <text:p>23422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05392" calcext:value-type="float">
            <text:p>0.05392</text:p>
          </table:table-cell>
          <table:table-cell office:value-type="float" office:value="0.47606" calcext:value-type="float">
            <text:p>0.47606</text:p>
          </table:table-cell>
          <table:table-cell office:value-type="float" office:value="0.05177" calcext:value-type="float">
            <text:p>0.05177</text:p>
          </table:table-cell>
          <table:table-cell office:value-type="float" office:value="0.59581" calcext:value-type="float">
            <text:p>0.59581</text:p>
          </table:table-cell>
          <table:table-cell office:value-type="float" office:value="0.12482" calcext:value-type="float">
            <text:p>0.12482</text:p>
          </table:table-cell>
          <table:table-cell office:value-type="float" office:value="0.39158" calcext:value-type="float">
            <text:p>0.39158</text:p>
          </table:table-cell>
          <table:table-cell office:value-type="float" office:value="0.08481" calcext:value-type="float">
            <text:p>0.08481</text:p>
          </table:table-cell>
          <table:table-cell office:value-type="float" office:value="0.14343" calcext:value-type="float">
            <text:p>0.14343</text:p>
          </table:table-cell>
          <table:table-cell office:value-type="float" office:value="-0.12134" calcext:value-type="float">
            <text:p>-0.12134</text:p>
          </table:table-cell>
          <table:table-cell office:value-type="float" office:value="-0.10476" calcext:value-type="float">
            <text:p>-0.1047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d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inocardium_mediterraneum</text:p>
          </table:table-cell>
          <table:table-cell office:value-type="string" calcext:value-type="string">
            <text:p>Echinocardium mediterraneum</text:p>
          </table:table-cell>
          <table:table-cell office:value-type="float" office:value="20843" calcext:value-type="float">
            <text:p>20843</text:p>
          </table:table-cell>
          <table:table-cell office:value-type="float" office:value="0.50296" calcext:value-type="float">
            <text:p>0.50296</text:p>
          </table:table-cell>
          <table:table-cell office:value-type="float" office:value="0.04751" calcext:value-type="float">
            <text:p>0.04751</text:p>
          </table:table-cell>
          <table:table-cell office:value-type="float" office:value="0.47109" calcext:value-type="float">
            <text:p>0.47109</text:p>
          </table:table-cell>
          <table:table-cell office:value-type="float" office:value="0.04473" calcext:value-type="float">
            <text:p>0.04473</text:p>
          </table:table-cell>
          <table:table-cell office:value-type="float" office:value="0.56678" calcext:value-type="float">
            <text:p>0.56678</text:p>
          </table:table-cell>
          <table:table-cell office:value-type="float" office:value="0.10992" calcext:value-type="float">
            <text:p>0.10992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07057" calcext:value-type="float">
            <text:p>0.07057</text:p>
          </table:table-cell>
          <table:table-cell office:value-type="float" office:value="0.09476" calcext:value-type="float">
            <text:p>0.09476</text:p>
          </table:table-cell>
          <table:table-cell office:value-type="float" office:value="-0.13253" calcext:value-type="float">
            <text:p>-0.13253</text:p>
          </table:table-cell>
          <table:table-cell office:value-type="float" office:value="-0.12701" calcext:value-type="float">
            <text:p>-0.1270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d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iliania_huxleyi</text:p>
          </table:table-cell>
          <table:table-cell office:value-type="string" calcext:value-type="string">
            <text:p>Emiliania huxleyi</text:p>
          </table:table-cell>
          <table:table-cell office:value-type="float" office:value="16719" calcext:value-type="float">
            <text:p>16719</text:p>
          </table:table-cell>
          <table:table-cell office:value-type="float" office:value="0.67078" calcext:value-type="float">
            <text:p>0.67078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0.82948" calcext:value-type="float">
            <text:p>0.82948</text:p>
          </table:table-cell>
          <table:table-cell office:value-type="float" office:value="0.07508" calcext:value-type="float">
            <text:p>0.07508</text:p>
          </table:table-cell>
          <table:table-cell office:value-type="float" office:value="0.61925" calcext:value-type="float">
            <text:p>0.61925</text:p>
          </table:table-cell>
          <table:table-cell office:value-type="float" office:value="0.07671" calcext:value-type="float">
            <text:p>0.07671</text:p>
          </table:table-cell>
          <table:table-cell office:value-type="float" office:value="0.12978" calcext:value-type="float">
            <text:p>0.12978</text:p>
          </table:table-cell>
          <table:table-cell office:value-type="float" office:value="-0.08924" calcext:value-type="float">
            <text:p>-0.08924</text:p>
          </table:table-cell>
          <table:table-cell office:value-type="float" office:value="-0.10498" calcext:value-type="float">
            <text:p>-0.1049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sochrysid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ys_orbicularis</text:p>
          </table:table-cell>
          <table:table-cell office:value-type="string" calcext:value-type="string">
            <text:p>Emys orbicularis</text:p>
          </table:table-cell>
          <table:table-cell office:value-type="float" office:value="4522" calcext:value-type="float">
            <text:p>4522</text:p>
          </table:table-cell>
          <table:table-cell office:value-type="float" office:value="0.48968" calcext:value-type="float">
            <text:p>0.48968</text:p>
          </table:table-cell>
          <table:table-cell office:value-type="float" office:value="0.06752" calcext:value-type="float">
            <text:p>0.06752</text:p>
          </table:table-cell>
          <table:table-cell office:value-type="float" office:value="0.47419" calcext:value-type="float">
            <text:p>0.47419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0.52066" calcext:value-type="float">
            <text:p>0.52066</text:p>
          </table:table-cell>
          <table:table-cell office:value-type="float" office:value="0.13622" calcext:value-type="float">
            <text:p>0.13622</text:p>
          </table:table-cell>
          <table:table-cell office:value-type="float" office:value="0.42395" calcext:value-type="float">
            <text:p>0.42395</text:p>
          </table:table-cell>
          <table:table-cell office:value-type="float" office:value="0.09609" calcext:value-type="float">
            <text:p>0.09609</text:p>
          </table:table-cell>
          <table:table-cell office:value-type="float" office:value="0.54586" calcext:value-type="float">
            <text:p>0.54586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-0.07503" calcext:value-type="float">
            <text:p>-0.0750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saurops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dyptes_filholi</text:p>
          </table:table-cell>
          <table:table-cell office:value-type="string" calcext:value-type="string">
            <text:p>Eudyptes filholi</text:p>
          </table:table-cell>
          <table:table-cell office:value-type="float" office:value="6640" calcext:value-type="float">
            <text:p>6640</text:p>
          </table:table-cell>
          <table:table-cell office:value-type="float" office:value="0.48357" calcext:value-type="float">
            <text:p>0.48357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46896" calcext:value-type="float">
            <text:p>0.46896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51283" calcext:value-type="float">
            <text:p>0.5128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41149" calcext:value-type="float">
            <text:p>0.41149</text:p>
          </table:table-cell>
          <table:table-cell office:value-type="float" office:value="0.09031" calcext:value-type="float">
            <text:p>0.09031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-0.04806" calcext:value-type="float">
            <text:p>-0.0480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saurops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dyptes_moseleyi</text:p>
          </table:table-cell>
          <table:table-cell office:value-type="string" calcext:value-type="string">
            <text:p>Eudyptes chrysocome moseleyi</text:p>
          </table:table-cell>
          <table:table-cell office:value-type="float" office:value="8417" calcext:value-type="float">
            <text:p>8417</text:p>
          </table:table-cell>
          <table:table-cell office:value-type="float" office:value="0.49174" calcext:value-type="float">
            <text:p>0.49174</text:p>
          </table:table-cell>
          <table:table-cell office:value-type="float" office:value="0.07921" calcext:value-type="float">
            <text:p>0.07921</text:p>
          </table:table-cell>
          <table:table-cell office:value-type="float" office:value="0.47398" calcext:value-type="float">
            <text:p>0.47398</text:p>
          </table:table-cell>
          <table:table-cell office:value-type="float" office:value="0.05901" calcext:value-type="float">
            <text:p>0.05901</text:p>
          </table:table-cell>
          <table:table-cell office:value-type="float" office:value="0.52729" calcext:value-type="float">
            <text:p>0.52729</text:p>
          </table:table-cell>
          <table:table-cell office:value-type="float" office:value="0.16219" calcext:value-type="float">
            <text:p>0.16219</text:p>
          </table:table-cell>
          <table:table-cell office:value-type="float" office:value="0.42112" calcext:value-type="float">
            <text:p>0.42112</text:p>
          </table:table-cell>
          <table:table-cell office:value-type="float" office:value="0.09429" calcext:value-type="float">
            <text:p>0.09429</text:p>
          </table:table-cell>
          <table:table-cell office:value-type="float" office:value="0.60418" calcext:value-type="float">
            <text:p>0.60418</text:p>
          </table:table-cell>
          <table:table-cell office:value-type="float" office:value="-0.01216" calcext:value-type="float">
            <text:p>-0.01216</text:p>
          </table:table-cell>
          <table:table-cell office:value-type="float" office:value="-0.06447" calcext:value-type="float">
            <text:p>-0.06447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saurops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mur_coronatus</text:p>
          </table:table-cell>
          <table:table-cell office:value-type="string" calcext:value-type="string">
            <text:p>Eulemur coronatus</text:p>
          </table:table-cell>
          <table:table-cell office:value-type="float" office:value="9666" calcext:value-type="float">
            <text:p>9666</text:p>
          </table:table-cell>
          <table:table-cell office:value-type="float" office:value="0.48002" calcext:value-type="float">
            <text:p>0.48002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0.46585" calcext:value-type="float">
            <text:p>0.46585</text:p>
          </table:table-cell>
          <table:table-cell office:value-type="float" office:value="0.05535" calcext:value-type="float">
            <text:p>0.05535</text:p>
          </table:table-cell>
          <table:table-cell office:value-type="float" office:value="0.50842" calcext:value-type="float">
            <text:p>0.50842</text:p>
          </table:table-cell>
          <table:table-cell office:value-type="float" office:value="0.14801" calcext:value-type="float">
            <text:p>0.14801</text:p>
          </table:table-cell>
          <table:table-cell office:value-type="float" office:value="0.43281" calcext:value-type="float">
            <text:p>0.43281</text:p>
          </table:table-cell>
          <table:table-cell office:value-type="float" office:value="0.09763" calcext:value-type="float">
            <text:p>0.09763</text:p>
          </table:table-cell>
          <table:table-cell office:value-type="float" office:value="0.50036" calcext:value-type="float">
            <text:p>0.50036</text:p>
          </table:table-cell>
          <table:table-cell office:value-type="float" office:value="-0.06751" calcext:value-type="float">
            <text:p>-0.06751</text:p>
          </table:table-cell>
          <table:table-cell office:value-type="float" office:value="-0.06665" calcext:value-type="float">
            <text:p>-0.0666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mur_mongoz</text:p>
          </table:table-cell>
          <table:table-cell office:value-type="string" calcext:value-type="string">
            <text:p>Eulemur mongoz</text:p>
          </table:table-cell>
          <table:table-cell office:value-type="float" office:value="8510" calcext:value-type="float">
            <text:p>8510</text:p>
          </table:table-cell>
          <table:table-cell office:value-type="float" office:value="0.48712" calcext:value-type="float">
            <text:p>0.48712</text:p>
          </table:table-cell>
          <table:table-cell office:value-type="float" office:value="0.06603" calcext:value-type="float">
            <text:p>0.06603</text:p>
          </table:table-cell>
          <table:table-cell office:value-type="float" office:value="0.46844" calcext:value-type="float">
            <text:p>0.46844</text:p>
          </table:table-cell>
          <table:table-cell office:value-type="float" office:value="0.05354" calcext:value-type="float">
            <text:p>0.05354</text:p>
          </table:table-cell>
          <table:table-cell office:value-type="float" office:value="0.52459" calcext:value-type="float">
            <text:p>0.52459</text:p>
          </table:table-cell>
          <table:table-cell office:value-type="float" office:value="0.14683" calcext:value-type="float">
            <text:p>0.14683</text:p>
          </table:table-cell>
          <table:table-cell office:value-type="float" office:value="0.44788" calcext:value-type="float">
            <text:p>0.44788</text:p>
          </table:table-cell>
          <table:table-cell office:value-type="float" office:value="0.09987" calcext:value-type="float">
            <text:p>0.09987</text:p>
          </table:table-cell>
          <table:table-cell office:value-type="float" office:value="0.47264" calcext:value-type="float">
            <text:p>0.47264</text:p>
          </table:table-cell>
          <table:table-cell office:value-type="float" office:value="-0.08704" calcext:value-type="float">
            <text:p>-0.08704</text:p>
          </table:table-cell>
          <table:table-cell office:value-type="float" office:value="-0.08382" calcext:value-type="float">
            <text:p>-0.08382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nicella_cavolinii</text:p>
          </table:table-cell>
          <table:table-cell office:value-type="string" calcext:value-type="string">
            <text:p>Eunicella cavolinii</text:p>
          </table:table-cell>
          <table:table-cell office:value-type="float" office:value="19803" calcext:value-type="float">
            <text:p>19803</text:p>
          </table:table-cell>
          <table:table-cell office:value-type="float" office:value="0.41368" calcext:value-type="float">
            <text:p>0.41368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0.43575" calcext:value-type="float">
            <text:p>0.43575</text:p>
          </table:table-cell>
          <table:table-cell office:value-type="float" office:value="0.04717" calcext:value-type="float">
            <text:p>0.04717</text:p>
          </table:table-cell>
          <table:table-cell office:value-type="float" office:value="0.36944" calcext:value-type="float">
            <text:p>0.36944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34611" calcext:value-type="float">
            <text:p>0.34611</text:p>
          </table:table-cell>
          <table:table-cell office:value-type="float" office:value="0.08525" calcext:value-type="float">
            <text:p>0.08525</text:p>
          </table:table-cell>
          <table:table-cell office:value-type="float" office:value="0.11817" calcext:value-type="float">
            <text:p>0.11817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0.07021" calcext:value-type="float">
            <text:p>-0.0702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nid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nicella_verrucosa</text:p>
          </table:table-cell>
          <table:table-cell office:value-type="string" calcext:value-type="string">
            <text:p>Eunicella verrucosa</text:p>
          </table:table-cell>
          <table:table-cell office:value-type="float" office:value="18812" calcext:value-type="float">
            <text:p>18812</text:p>
          </table:table-cell>
          <table:table-cell office:value-type="float" office:value="0.41384" calcext:value-type="float">
            <text:p>0.41384</text:p>
          </table:table-cell>
          <table:table-cell office:value-type="float" office:value="0.03769" calcext:value-type="float">
            <text:p>0.03769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0.36712" calcext:value-type="float">
            <text:p>0.36712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33554" calcext:value-type="float">
            <text:p>0.33554</text:p>
          </table:table-cell>
          <table:table-cell office:value-type="float" office:value="0.07209" calcext:value-type="float">
            <text:p>0.07209</text:p>
          </table:table-cell>
          <table:table-cell office:value-type="float" office:value="0.09957" calcext:value-type="float">
            <text:p>0.09957</text:p>
          </table:table-cell>
          <table:table-cell office:value-type="float" office:value="-0.05405" calcext:value-type="float">
            <text:p>-0.05405</text:p>
          </table:table-cell>
          <table:table-cell office:value-type="float" office:value="-0.01745" calcext:value-type="float">
            <text:p>-0.0174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nid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go_senegalensis</text:p>
          </table:table-cell>
          <table:table-cell office:value-type="string" calcext:value-type="string">
            <text:p>Galago senegalensis</text:p>
          </table:table-cell>
          <table:table-cell office:value-type="float" office:value="4700" calcext:value-type="float">
            <text:p>4700</text:p>
          </table:table-cell>
          <table:table-cell office:value-type="float" office:value="0.47068" calcext:value-type="float">
            <text:p>0.47068</text:p>
          </table:table-cell>
          <table:table-cell office:value-type="float" office:value="0.06269" calcext:value-type="float">
            <text:p>0.06269</text:p>
          </table:table-cell>
          <table:table-cell office:value-type="float" office:value="0.46058" calcext:value-type="float">
            <text:p>0.46058</text:p>
          </table:table-cell>
          <table:table-cell office:value-type="float" office:value="0.05474" calcext:value-type="float">
            <text:p>0.05474</text:p>
          </table:table-cell>
          <table:table-cell office:value-type="float" office:value="0.49095" calcext:value-type="float">
            <text:p>0.49095</text:p>
          </table:table-cell>
          <table:table-cell office:value-type="float" office:value="0.12905" calcext:value-type="float">
            <text:p>0.12905</text:p>
          </table:table-cell>
          <table:table-cell office:value-type="float" office:value="0.42456" calcext:value-type="float">
            <text:p>0.42456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0.48017" calcext:value-type="float">
            <text:p>0.48017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-0.09432" calcext:value-type="float">
            <text:p>-0.09432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us_scabiosae</text:p>
          </table:table-cell>
          <table:table-cell office:value-type="string" calcext:value-type="string">
            <text:p>Halictus scabiosae</text:p>
          </table:table-cell>
          <table:table-cell office:value-type="float" office:value="5773" calcext:value-type="float">
            <text:p>5773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06393" calcext:value-type="float">
            <text:p>0.06393</text:p>
          </table:table-cell>
          <table:table-cell office:value-type="float" office:value="0.43205" calcext:value-type="float">
            <text:p>0.43205</text:p>
          </table:table-cell>
          <table:table-cell office:value-type="float" office:value="0.049" calcext:value-type="float">
            <text:p>0.04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13591" calcext:value-type="float">
            <text:p>0.13591</text:p>
          </table:table-cell>
          <table:table-cell office:value-type="float" office:value="0.3482" calcext:value-type="float">
            <text:p>0.3482</text:p>
          </table:table-cell>
          <table:table-cell office:value-type="float" office:value="0.08421" calcext:value-type="float">
            <text:p>0.08421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-0.10404" calcext:value-type="float">
            <text:p>-0.1040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us_sexinctus</text:p>
          </table:table-cell>
          <table:table-cell office:value-type="string" calcext:value-type="string">
            <text:p>Halictus sexcinctus</text:p>
          </table:table-cell>
          <table:table-cell office:value-type="float" office:value="4843" calcext:value-type="float">
            <text:p>4843</text:p>
          </table:table-cell>
          <table:table-cell office:value-type="float" office:value="0.41603" calcext:value-type="float">
            <text:p>0.41603</text:p>
          </table:table-cell>
          <table:table-cell office:value-type="float" office:value="0.05905" calcext:value-type="float">
            <text:p>0.05905</text:p>
          </table:table-cell>
          <table:table-cell office:value-type="float" office:value="0.42564" calcext:value-type="float">
            <text:p>0.42564</text:p>
          </table:table-cell>
          <table:table-cell office:value-type="float" office:value="0.04878" calcext:value-type="float">
            <text:p>0.04878</text:p>
          </table:table-cell>
          <table:table-cell office:value-type="float" office:value="0.39678" calcext:value-type="float">
            <text:p>0.39678</text:p>
          </table:table-cell>
          <table:table-cell office:value-type="float" office:value="0.13077" calcext:value-type="float">
            <text:p>0.13077</text:p>
          </table:table-cell>
          <table:table-cell office:value-type="float" office:value="0.33033" calcext:value-type="float">
            <text:p>0.33033</text:p>
          </table:table-cell>
          <table:table-cell office:value-type="float" office:value="0.08144" calcext:value-type="float">
            <text:p>0.08144</text:p>
          </table:table-cell>
          <table:table-cell office:value-type="float" office:value="0.48095" calcext:value-type="float">
            <text:p>0.48095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-0.08633" calcext:value-type="float">
            <text:p>-0.08633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us_simplex</text:p>
          </table:table-cell>
          <table:table-cell office:value-type="string" calcext:value-type="string">
            <text:p>Halictus simplex</text:p>
          </table:table-cell>
          <table:table-cell office:value-type="float" office:value="6142" calcext:value-type="float">
            <text:p>6142</text:p>
          </table:table-cell>
          <table:table-cell office:value-type="float" office:value="0.41235" calcext:value-type="float">
            <text:p>0.41235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42451" calcext:value-type="float">
            <text:p>0.42451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33308" calcext:value-type="float">
            <text:p>0.33308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46822" calcext:value-type="float">
            <text:p>0.46822</text:p>
          </table:table-cell>
          <table:table-cell office:value-type="float" office:value="0.0497" calcext:value-type="float">
            <text:p>0.0497</text:p>
          </table:table-cell>
          <table:table-cell office:value-type="float" office:value="-0.04861" calcext:value-type="float">
            <text:p>-0.0486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ocampus_guttulatus</text:p>
          </table:table-cell>
          <table:table-cell office:value-type="string" calcext:value-type="string">
            <text:p>Hippocampus guttulatus</text:p>
          </table:table-cell>
          <table:table-cell office:value-type="float" office:value="20289" calcext:value-type="float">
            <text:p>20289</text:p>
          </table:table-cell>
          <table:table-cell office:value-type="float" office:value="0.54068" calcext:value-type="float">
            <text:p>0.54068</text:p>
          </table:table-cell>
          <table:table-cell office:value-type="float" office:value="0.05826" calcext:value-type="float">
            <text:p>0.05826</text:p>
          </table:table-cell>
          <table:table-cell office:value-type="float" office:value="0.48949" calcext:value-type="float">
            <text:p>0.48949</text:p>
          </table:table-cell>
          <table:table-cell office:value-type="float" office:value="0.05134" calcext:value-type="float">
            <text:p>0.05134</text:p>
          </table:table-cell>
          <table:table-cell office:value-type="float" office:value="0.64313" calcext:value-type="float">
            <text:p>0.64313</text:p>
          </table:table-cell>
          <table:table-cell office:value-type="float" office:value="0.11941" calcext:value-type="float">
            <text:p>0.11941</text:p>
          </table:table-cell>
          <table:table-cell office:value-type="float" office:value="0.44794" calcext:value-type="float">
            <text:p>0.44794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0.26435" calcext:value-type="float">
            <text:p>0.26435</text:p>
          </table:table-cell>
          <table:table-cell office:value-type="float" office:value="-0.01464" calcext:value-type="float">
            <text:p>-0.01464</text:p>
          </table:table-cell>
          <table:table-cell office:value-type="float" office:value="-0.05379" calcext:value-type="float">
            <text:p>-0.05379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teleost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ocampus_hippocampus</text:p>
          </table:table-cell>
          <table:table-cell office:value-type="string" calcext:value-type="string">
            <text:p>Hippocampus hippocampus</text:p>
          </table:table-cell>
          <table:table-cell office:value-type="float" office:value="21112" calcext:value-type="float">
            <text:p>21112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05184" calcext:value-type="float">
            <text:p>0.05184</text:p>
          </table:table-cell>
          <table:table-cell office:value-type="float" office:value="0.63503" calcext:value-type="float">
            <text:p>0.63503</text:p>
          </table:table-cell>
          <table:table-cell office:value-type="float" office:value="0.12119" calcext:value-type="float">
            <text:p>0.12119</text:p>
          </table:table-cell>
          <table:table-cell office:value-type="float" office:value="0.44965" calcext:value-type="float">
            <text:p>0.44965</text:p>
          </table:table-cell>
          <table:table-cell office:value-type="float" office:value="0.07401" calcext:value-type="float">
            <text:p>0.07401</text:p>
          </table:table-cell>
          <table:table-cell office:value-type="float" office:value="0.28242" calcext:value-type="float">
            <text:p>0.28242</text:p>
          </table:table-cell>
          <table:table-cell office:value-type="float" office:value="-0.05348" calcext:value-type="float">
            <text:p>-0.05348</text:p>
          </table:table-cell>
          <table:table-cell office:value-type="float" office:value="-0.05979" calcext:value-type="float">
            <text:p>-0.05979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teleost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ocampus_kuda</text:p>
          </table:table-cell>
          <table:table-cell office:value-type="string" calcext:value-type="string">
            <text:p>Hippocampus kuda</text:p>
          </table:table-cell>
          <table:table-cell office:value-type="float" office:value="21994" calcext:value-type="float">
            <text:p>21994</text:p>
          </table:table-cell>
          <table:table-cell office:value-type="float" office:value="0.53917" calcext:value-type="float">
            <text:p>0.53917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48866" calcext:value-type="float">
            <text:p>0.48866</text:p>
          </table:table-cell>
          <table:table-cell office:value-type="float" office:value="0.05126" calcext:value-type="float">
            <text:p>0.05126</text:p>
          </table:table-cell>
          <table:table-cell office:value-type="float" office:value="0.64027" calcext:value-type="float">
            <text:p>0.64027</text:p>
          </table:table-cell>
          <table:table-cell office:value-type="float" office:value="0.11937" calcext:value-type="float">
            <text:p>0.11937</text:p>
          </table:table-cell>
          <table:table-cell office:value-type="float" office:value="0.44203" calcext:value-type="float">
            <text:p>0.44203</text:p>
          </table:table-cell>
          <table:table-cell office:value-type="float" office:value="0.07284" calcext:value-type="float">
            <text:p>0.07284</text:p>
          </table:table-cell>
          <table:table-cell office:value-type="float" office:value="0.2619" calcext:value-type="float">
            <text:p>0.2619</text:p>
          </table:table-cell>
          <table:table-cell office:value-type="float" office:value="-0.03852" calcext:value-type="float">
            <text:p>-0.03852</text:p>
          </table:table-cell>
          <table:table-cell office:value-type="float" office:value="-0.07443" calcext:value-type="float">
            <text:p>-0.0744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teleost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</text:p>
          </table:table-cell>
          <table:table-cell office:value-type="string" calcext:value-type="string">
            <text:p>Homo sapiens</text:p>
          </table:table-cell>
          <table:table-cell office:value-type="float" office:value="9881" calcext:value-type="float">
            <text:p>9881</text:p>
          </table:table-cell>
          <table:table-cell office:value-type="float" office:value="0.49391" calcext:value-type="float">
            <text:p>0.49391</text:p>
          </table:table-cell>
          <table:table-cell office:value-type="float" office:value="0.07108" calcext:value-type="float">
            <text:p>0.07108</text:p>
          </table:table-cell>
          <table:table-cell office:value-type="float" office:value="0.47397" calcext:value-type="float">
            <text:p>0.47397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15214" calcext:value-type="float">
            <text:p>0.15214</text:p>
          </table:table-cell>
          <table:table-cell office:value-type="float" office:value="0.45585" calcext:value-type="float">
            <text:p>0.45585</text:p>
          </table:table-cell>
          <table:table-cell office:value-type="float" office:value="0.10144" calcext:value-type="float">
            <text:p>0.10144</text:p>
          </table:table-cell>
          <table:table-cell office:value-type="float" office:value="0.52349" calcext:value-type="float">
            <text:p>0.52349</text:p>
          </table:table-cell>
          <table:table-cell office:value-type="float" office:value="-0.08503" calcext:value-type="float">
            <text:p>-0.08503</text:p>
          </table:table-cell>
          <table:table-cell office:value-type="float" office:value="-0.06789" calcext:value-type="float">
            <text:p>-0.06789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ptogorgia_sarmentosa</text:p>
          </table:table-cell>
          <table:table-cell office:value-type="string" calcext:value-type="string">
            <text:p>Leptogorgia sarmentosa</text:p>
          </table:table-cell>
          <table:table-cell office:value-type="float" office:value="16494" calcext:value-type="float">
            <text:p>16494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0.04168" calcext:value-type="float">
            <text:p>0.04168</text:p>
          </table:table-cell>
          <table:table-cell office:value-type="float" office:value="0.44" calcext:value-type="float">
            <text:p>0.44</text:p>
          </table:table-cell>
          <table:table-cell office:value-type="float" office:value="0.04911" calcext:value-type="float">
            <text:p>0.04911</text:p>
          </table:table-cell>
          <table:table-cell office:value-type="float" office:value="0.38575" calcext:value-type="float">
            <text:p>0.38575</text:p>
          </table:table-cell>
          <table:table-cell office:value-type="float" office:value="0.08128" calcext:value-type="float">
            <text:p>0.08128</text:p>
          </table:table-cell>
          <table:table-cell office:value-type="float" office:value="0.338" calcext:value-type="float">
            <text:p>0.338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12378" calcext:value-type="float">
            <text:p>0.12378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656" calcext:value-type="float">
            <text:p>0.0065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nid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pus_granatensis</text:p>
          </table:table-cell>
          <table:table-cell office:value-type="string" calcext:value-type="string">
            <text:p>Lepus granatensis</text:p>
          </table:table-cell>
          <table:table-cell office:value-type="float" office:value="4809" calcext:value-type="float">
            <text:p>4809</text:p>
          </table:table-cell>
          <table:table-cell office:value-type="float" office:value="0.50631" calcext:value-type="float">
            <text:p>0.50631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48066" calcext:value-type="float">
            <text:p>0.48066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55762" calcext:value-type="float">
            <text:p>0.55762</text:p>
          </table:table-cell>
          <table:table-cell office:value-type="float" office:value="0.15965" calcext:value-type="float">
            <text:p>0.15965</text:p>
          </table:table-cell>
          <table:table-cell office:value-type="float" office:value="0.43173" calcext:value-type="float">
            <text:p>0.43173</text:p>
          </table:table-cell>
          <table:table-cell office:value-type="float" office:value="0.11734" calcext:value-type="float">
            <text:p>0.11734</text:p>
          </table:table-cell>
          <table:table-cell office:value-type="float" office:value="0.59863" calcext:value-type="float">
            <text:p>0.59863</text:p>
          </table:table-cell>
          <table:table-cell office:value-type="float" office:value="-0.03126" calcext:value-type="float">
            <text:p>-0.03126</text:p>
          </table:table-cell>
          <table:table-cell office:value-type="float" office:value="-0.05893" calcext:value-type="float">
            <text:p>-0.0589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us_lacteus</text:p>
          </table:table-cell>
          <table:table-cell office:value-type="string" calcext:value-type="string">
            <text:p>Ramphogordius lacteus</text:p>
          </table:table-cell>
          <table:table-cell office:value-type="float" office:value="22522" calcext:value-type="float">
            <text:p>22522</text:p>
          </table:table-cell>
          <table:table-cell office:value-type="float" office:value="0.47158" calcext:value-type="float">
            <text:p>0.47158</text:p>
          </table:table-cell>
          <table:table-cell office:value-type="float" office:value="0.03787" calcext:value-type="float">
            <text:p>0.03787</text:p>
          </table:table-cell>
          <table:table-cell office:value-type="float" office:value="0.45783" calcext:value-type="float">
            <text:p>0.45783</text:p>
          </table:table-cell>
          <table:table-cell office:value-type="float" office:value="0.04512" calcext:value-type="float">
            <text:p>0.04512</text:p>
          </table:table-cell>
          <table:table-cell office:value-type="float" office:value="0.49911" calcext:value-type="float">
            <text:p>0.49911</text:p>
          </table:table-cell>
          <table:table-cell office:value-type="float" office:value="0.08488" calcext:value-type="float">
            <text:p>0.08488</text:p>
          </table:table-cell>
          <table:table-cell office:value-type="float" office:value="0.39615" calcext:value-type="float">
            <text:p>0.39615</text:p>
          </table:table-cell>
          <table:table-cell office:value-type="float" office:value="0.05716" calcext:value-type="float">
            <text:p>0.05716</text:p>
          </table:table-cell>
          <table:table-cell office:value-type="float" office:value="0.12209" calcext:value-type="float">
            <text:p>0.12209</text:p>
          </table:table-cell>
          <table:table-cell office:value-type="float" office:value="-0.01826" calcext:value-type="float">
            <text:p>-0.01826</text:p>
          </table:table-cell>
          <table:table-cell office:value-type="float" office:value="-0.03939" calcext:value-type="float">
            <text:p>-0.03939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nemer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us_longissimus</text:p>
          </table:table-cell>
          <table:table-cell office:value-type="string" calcext:value-type="string">
            <text:p>Lineus longissimus</text:p>
          </table:table-cell>
          <table:table-cell office:value-type="float" office:value="15678" calcext:value-type="float">
            <text:p>15678</text:p>
          </table:table-cell>
          <table:table-cell office:value-type="float" office:value="0.46905" calcext:value-type="float">
            <text:p>0.46905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45608" calcext:value-type="float">
            <text:p>0.45608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49501" calcext:value-type="float">
            <text:p>0.49501</text:p>
          </table:table-cell>
          <table:table-cell office:value-type="float" office:value="0.07516" calcext:value-type="float">
            <text:p>0.07516</text:p>
          </table:table-cell>
          <table:table-cell office:value-type="float" office:value="0.40631" calcext:value-type="float">
            <text:p>0.40631</text:p>
          </table:table-cell>
          <table:table-cell office:value-type="float" office:value="0.05548" calcext:value-type="float">
            <text:p>0.05548</text:p>
          </table:table-cell>
          <table:table-cell office:value-type="float" office:value="0.12272" calcext:value-type="float">
            <text:p>0.12272</text:p>
          </table:table-cell>
          <table:table-cell office:value-type="float" office:value="-0.10272" calcext:value-type="float">
            <text:p>-0.10272</text:p>
          </table:table-cell>
          <table:table-cell office:value-type="float" office:value="-0.13559" calcext:value-type="float">
            <text:p>-0.13559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nemer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us_ruber2</text:p>
          </table:table-cell>
          <table:table-cell office:value-type="string" calcext:value-type="string">
            <text:p>Lineus ruber</text:p>
          </table:table-cell>
          <table:table-cell office:value-type="float" office:value="26549" calcext:value-type="float">
            <text:p>26549</text:p>
          </table:table-cell>
          <table:table-cell office:value-type="float" office:value="0.46908" calcext:value-type="float">
            <text:p>0.46908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45661" calcext:value-type="float">
            <text:p>0.4566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49405" calcext:value-type="float">
            <text:p>0.49405</text:p>
          </table:table-cell>
          <table:table-cell office:value-type="float" office:value="0.08115" calcext:value-type="float">
            <text:p>0.08115</text:p>
          </table:table-cell>
          <table:table-cell office:value-type="float" office:value="0.40411" calcext:value-type="float">
            <text:p>0.40411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11489" calcext:value-type="float">
            <text:p>0.11489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-0.0522" calcext:value-type="float">
            <text:p>-0.052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nemer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carcinus_depurator</text:p>
          </table:table-cell>
          <table:table-cell office:value-type="string" calcext:value-type="string">
            <text:p>Liocarcinus depurator</text:p>
          </table:table-cell>
          <table:table-cell office:value-type="float" office:value="9919" calcext:value-type="float">
            <text:p>9919</text:p>
          </table:table-cell>
          <table:table-cell office:value-type="float" office:value="0.50723" calcext:value-type="float">
            <text:p>0.50723</text:p>
          </table:table-cell>
          <table:table-cell office:value-type="float" office:value="0.05597" calcext:value-type="float">
            <text:p>0.05597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55652" calcext:value-type="float">
            <text:p>0.55652</text:p>
          </table:table-cell>
          <table:table-cell office:value-type="float" office:value="0.11101" calcext:value-type="float">
            <text:p>0.11101</text:p>
          </table:table-cell>
          <table:table-cell office:value-type="float" office:value="0.40136" calcext:value-type="float">
            <text:p>0.40136</text:p>
          </table:table-cell>
          <table:table-cell office:value-type="float" office:value="0.07883" calcext:value-type="float">
            <text:p>0.07883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-0.09416" calcext:value-type="float">
            <text:p>-0.09416</text:p>
          </table:table-cell>
          <table:table-cell office:value-type="float" office:value="-0.13973" calcext:value-type="float">
            <text:p>-0.13973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ca_mulatta</text:p>
          </table:table-cell>
          <table:table-cell office:value-type="string" calcext:value-type="string">
            <text:p>Macaca mulatta</text:p>
          </table:table-cell>
          <table:table-cell office:value-type="float" office:value="10498" calcext:value-type="float">
            <text:p>10498</text:p>
          </table:table-cell>
          <table:table-cell office:value-type="float" office:value="0.48635" calcext:value-type="float">
            <text:p>0.48635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0.47006" calcext:value-type="float">
            <text:p>0.47006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51903" calcext:value-type="float">
            <text:p>0.5190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44535" calcext:value-type="float">
            <text:p>0.44535</text:p>
          </table:table-cell>
          <table:table-cell office:value-type="float" office:value="0.099" calcext:value-type="float">
            <text:p>0.099</text:p>
          </table:table-cell>
          <table:table-cell office:value-type="float" office:value="0.54341" calcext:value-type="float">
            <text:p>0.54341</text:p>
          </table:table-cell>
          <table:table-cell office:value-type="float" office:value="-0.10644" calcext:value-type="float">
            <text:p>-0.10644</text:p>
          </table:table-cell>
          <table:table-cell office:value-type="float" office:value="-0.08925" calcext:value-type="float">
            <text:p>-0.0892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taea_athalia</text:p>
          </table:table-cell>
          <table:table-cell office:value-type="string" calcext:value-type="string">
            <text:p>Melitaea abbas</text:p>
          </table:table-cell>
          <table:table-cell office:value-type="float" office:value="7111" calcext:value-type="float">
            <text:p>7111</text:p>
          </table:table-cell>
          <table:table-cell office:value-type="float" office:value="0.41119" calcext:value-type="float">
            <text:p>0.41119</text:p>
          </table:table-cell>
          <table:table-cell office:value-type="float" office:value="0.06223" calcext:value-type="float">
            <text:p>0.06223</text:p>
          </table:table-cell>
          <table:table-cell office:value-type="float" office:value="0.42618" calcext:value-type="float">
            <text:p>0.42618</text:p>
          </table:table-cell>
          <table:table-cell office:value-type="float" office:value="0.05608" calcext:value-type="float">
            <text:p>0.05608</text:p>
          </table:table-cell>
          <table:table-cell office:value-type="float" office:value="0.38114" calcext:value-type="float">
            <text:p>0.38114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29266" calcext:value-type="float">
            <text:p>0.29266</text:p>
          </table:table-cell>
          <table:table-cell office:value-type="float" office:value="0.08431" calcext:value-type="float">
            <text:p>0.08431</text:p>
          </table:table-cell>
          <table:table-cell office:value-type="float" office:value="0.17781" calcext:value-type="float">
            <text:p>0.17781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-0.09934" calcext:value-type="float">
            <text:p>-0.0993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taea_cinxia</text:p>
          </table:table-cell>
          <table:table-cell office:value-type="string" calcext:value-type="string">
            <text:p>Melitaea cinxia</text:p>
          </table:table-cell>
          <table:table-cell office:value-type="float" office:value="12258" calcext:value-type="float">
            <text:p>12258</text:p>
          </table:table-cell>
          <table:table-cell office:value-type="float" office:value="0.41342" calcext:value-type="float">
            <text:p>0.41342</text:p>
          </table:table-cell>
          <table:table-cell office:value-type="float" office:value="0.06755" calcext:value-type="float">
            <text:p>0.06755</text:p>
          </table:table-cell>
          <table:table-cell office:value-type="float" office:value="0.42863" calcext:value-type="float">
            <text:p>0.42863</text:p>
          </table:table-cell>
          <table:table-cell office:value-type="float" office:value="0.05937" calcext:value-type="float">
            <text:p>0.05937</text:p>
          </table:table-cell>
          <table:table-cell office:value-type="float" office:value="0.38298" calcext:value-type="float">
            <text:p>0.3829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0.08134" calcext:value-type="float">
            <text:p>0.08134</text:p>
          </table:table-cell>
          <table:table-cell office:value-type="float" office:value="0.27357" calcext:value-type="float">
            <text:p>0.27357</text:p>
          </table:table-cell>
          <table:table-cell office:value-type="float" office:value="-0.01348" calcext:value-type="float">
            <text:p>-0.01348</text:p>
          </table:table-cell>
          <table:table-cell office:value-type="float" office:value="-0.14025" calcext:value-type="float">
            <text:p>-0.1402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taea_didyma</text:p>
          </table:table-cell>
          <table:table-cell office:value-type="string" calcext:value-type="string">
            <text:p>Melitaea didyma</text:p>
          </table:table-cell>
          <table:table-cell office:value-type="float" office:value="10065" calcext:value-type="float">
            <text:p>10065</text:p>
          </table:table-cell>
          <table:table-cell office:value-type="float" office:value="0.40458" calcext:value-type="float">
            <text:p>0.40458</text:p>
          </table:table-cell>
          <table:table-cell office:value-type="float" office:value="0.06175" calcext:value-type="float">
            <text:p>0.06175</text:p>
          </table:table-cell>
          <table:table-cell office:value-type="float" office:value="0.42161" calcext:value-type="float">
            <text:p>0.42161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37045" calcext:value-type="float">
            <text:p>0.37045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0.28281" calcext:value-type="float">
            <text:p>0.28281</text:p>
          </table:table-cell>
          <table:table-cell office:value-type="float" office:value="0.08145" calcext:value-type="float">
            <text:p>0.0814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-0.08425" calcext:value-type="float">
            <text:p>-0.0842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taea_parthenoides</text:p>
          </table:table-cell>
          <table:table-cell office:value-type="string" calcext:value-type="string">
            <text:p>Mellicta parthenoides</text:p>
          </table:table-cell>
          <table:table-cell office:value-type="float" office:value="7751" calcext:value-type="float">
            <text:p>7751</text:p>
          </table:table-cell>
          <table:table-cell office:value-type="float" office:value="0.41055" calcext:value-type="float">
            <text:p>0.41055</text:p>
          </table:table-cell>
          <table:table-cell office:value-type="float" office:value="0.06132" calcext:value-type="float">
            <text:p>0.06132</text:p>
          </table:table-cell>
          <table:table-cell office:value-type="float" office:value="0.42536" calcext:value-type="float">
            <text:p>0.42536</text:p>
          </table:table-cell>
          <table:table-cell office:value-type="float" office:value="0.05554" calcext:value-type="float">
            <text:p>0.05554</text:p>
          </table:table-cell>
          <table:table-cell office:value-type="float" office:value="0.38088" calcext:value-type="float">
            <text:p>0.38088</text:p>
          </table:table-cell>
          <table:table-cell office:value-type="float" office:value="0.11617" calcext:value-type="float">
            <text:p>0.11617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0.07926" calcext:value-type="float">
            <text:p>0.07926</text:p>
          </table:table-cell>
          <table:table-cell office:value-type="float" office:value="0.17263" calcext:value-type="float">
            <text:p>0.17263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-0.08112" calcext:value-type="float">
            <text:p>-0.0811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cta_athalia</text:p>
          </table:table-cell>
          <table:table-cell office:value-type="string" calcext:value-type="string">
            <text:p>Mellicta athalia</text:p>
          </table:table-cell>
          <table:table-cell office:value-type="float" office:value="7116" calcext:value-type="float">
            <text:p>7116</text:p>
          </table:table-cell>
          <table:table-cell office:value-type="float" office:value="0.41129" calcext:value-type="float">
            <text:p>0.41129</text:p>
          </table:table-cell>
          <table:table-cell office:value-type="float" office:value="0.06232" calcext:value-type="float">
            <text:p>0.06232</text:p>
          </table:table-cell>
          <table:table-cell office:value-type="float" office:value="0.42625" calcext:value-type="float">
            <text:p>0.42625</text:p>
          </table:table-cell>
          <table:table-cell office:value-type="float" office:value="0.05627" calcext:value-type="float">
            <text:p>0.05627</text:p>
          </table:table-cell>
          <table:table-cell office:value-type="float" office:value="0.38129" calcext:value-type="float">
            <text:p>0.38129</text:p>
          </table:table-cell>
          <table:table-cell office:value-type="float" office:value="0.11992" calcext:value-type="float">
            <text:p>0.11992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0.08466" calcext:value-type="float">
            <text:p>0.08466</text:p>
          </table:table-cell>
          <table:table-cell office:value-type="float" office:value="0.17498" calcext:value-type="float">
            <text:p>0.17498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-0.09856" calcext:value-type="float">
            <text:p>-0.0985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cta_parthenoides</text:p>
          </table:table-cell>
          <table:table-cell office:value-type="string" calcext:value-type="string">
            <text:p>Mellicta plotina</text:p>
          </table:table-cell>
          <table:table-cell office:value-type="float" office:value="7747" calcext:value-type="float">
            <text:p>7747</text:p>
          </table:table-cell>
          <table:table-cell office:value-type="float" office:value="0.41065" calcext:value-type="float">
            <text:p>0.41065</text:p>
          </table:table-cell>
          <table:table-cell office:value-type="float" office:value="0.06145" calcext:value-type="float">
            <text:p>0.06145</text:p>
          </table:table-cell>
          <table:table-cell office:value-type="float" office:value="0.42543" calcext:value-type="float">
            <text:p>0.42543</text:p>
          </table:table-cell>
          <table:table-cell office:value-type="float" office:value="0.05559" calcext:value-type="float">
            <text:p>0.05559</text:p>
          </table:table-cell>
          <table:table-cell office:value-type="float" office:value="0.38104" calcext:value-type="float">
            <text:p>0.38104</text:p>
          </table:table-cell>
          <table:table-cell office:value-type="float" office:value="0.11642" calcext:value-type="float">
            <text:p>0.11642</text:p>
          </table:table-cell>
          <table:table-cell office:value-type="float" office:value="0.28593" calcext:value-type="float">
            <text:p>0.28593</text:p>
          </table:table-cell>
          <table:table-cell office:value-type="float" office:value="0.07965" calcext:value-type="float">
            <text:p>0.07965</text:p>
          </table:table-cell>
          <table:table-cell office:value-type="float" office:value="0.17801" calcext:value-type="float">
            <text:p>0.17801</text:p>
          </table:table-cell>
          <table:table-cell office:value-type="float" office:value="0.02513" calcext:value-type="float">
            <text:p>0.02513</text:p>
          </table:table-cell>
          <table:table-cell office:value-type="float" office:value="-0.07996" calcext:value-type="float">
            <text:p>-0.0799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or_barbarus</text:p>
          </table:table-cell>
          <table:table-cell office:value-type="string" calcext:value-type="string">
            <text:p>Messor barbarus</text:p>
          </table:table-cell>
          <table:table-cell office:value-type="float" office:value="10086" calcext:value-type="float">
            <text:p>10086</text:p>
          </table:table-cell>
          <table:table-cell office:value-type="float" office:value="0.45609" calcext:value-type="float">
            <text:p>0.45609</text:p>
          </table:table-cell>
          <table:table-cell office:value-type="float" office:value="0.07108" calcext:value-type="float">
            <text:p>0.07108</text:p>
          </table:table-cell>
          <table:table-cell office:value-type="float" office:value="0.44581" calcext:value-type="float">
            <text:p>0.44581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47665" calcext:value-type="float">
            <text:p>0.47665</text:p>
          </table:table-cell>
          <table:table-cell office:value-type="float" office:value="0.12628" calcext:value-type="float">
            <text:p>0.12628</text:p>
          </table:table-cell>
          <table:table-cell office:value-type="float" office:value="0.38899" calcext:value-type="float">
            <text:p>0.38899</text:p>
          </table:table-cell>
          <table:table-cell office:value-type="float" office:value="0.09863" calcext:value-type="float">
            <text:p>0.09863</text:p>
          </table:table-cell>
          <table:table-cell office:value-type="float" office:value="0.42095" calcext:value-type="float">
            <text:p>0.42095</text:p>
          </table:table-cell>
          <table:table-cell office:value-type="float" office:value="0.0373" calcext:value-type="float">
            <text:p>0.0373</text:p>
          </table:table-cell>
          <table:table-cell office:value-type="float" office:value="-0.05756" calcext:value-type="float">
            <text:p>-0.0575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or_capitatus</text:p>
          </table:table-cell>
          <table:table-cell office:value-type="string" calcext:value-type="string">
            <text:p>Messor capitatus</text:p>
          </table:table-cell>
          <table:table-cell office:value-type="float" office:value="10551" calcext:value-type="float">
            <text:p>10551</text:p>
          </table:table-cell>
          <table:table-cell office:value-type="float" office:value="0.45165" calcext:value-type="float">
            <text:p>0.45165</text:p>
          </table:table-cell>
          <table:table-cell office:value-type="float" office:value="0.06639" calcext:value-type="float">
            <text:p>0.06639</text:p>
          </table:table-cell>
          <table:table-cell office:value-type="float" office:value="0.44278" calcext:value-type="float">
            <text:p>0.44278</text:p>
          </table:table-cell>
          <table:table-cell office:value-type="float" office:value="0.05467" calcext:value-type="float">
            <text:p>0.05467</text:p>
          </table:table-cell>
          <table:table-cell office:value-type="float" office:value="0.46942" calcext:value-type="float">
            <text:p>0.46942</text:p>
          </table:table-cell>
          <table:table-cell office:value-type="float" office:value="0.12508" calcext:value-type="float">
            <text:p>0.12508</text:p>
          </table:table-cell>
          <table:table-cell office:value-type="float" office:value="0.36145" calcext:value-type="float">
            <text:p>0.36145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03347" calcext:value-type="float">
            <text:p>0.03347</text:p>
          </table:table-cell>
          <table:table-cell office:value-type="float" office:value="-0.01687" calcext:value-type="float">
            <text:p>-0.0168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or_structor</text:p>
          </table:table-cell>
          <table:table-cell office:value-type="string" calcext:value-type="string">
            <text:p>Messor structor</text:p>
          </table:table-cell>
          <table:table-cell office:value-type="float" office:value="11801" calcext:value-type="float">
            <text:p>11801</text:p>
          </table:table-cell>
          <table:table-cell office:value-type="float" office:value="0.46205" calcext:value-type="float">
            <text:p>0.46205</text:p>
          </table:table-cell>
          <table:table-cell office:value-type="float" office:value="0.07444" calcext:value-type="float">
            <text:p>0.07444</text:p>
          </table:table-cell>
          <table:table-cell office:value-type="float" office:value="0.44925" calcext:value-type="float">
            <text:p>0.44925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48767" calcext:value-type="float">
            <text:p>0.48767</text:p>
          </table:table-cell>
          <table:table-cell office:value-type="float" office:value="0.13423" calcext:value-type="float">
            <text:p>0.13423</text:p>
          </table:table-cell>
          <table:table-cell office:value-type="float" office:value="0.39226" calcext:value-type="float">
            <text:p>0.39226</text:p>
          </table:table-cell>
          <table:table-cell office:value-type="float" office:value="0.09531" calcext:value-type="float">
            <text:p>0.09531</text:p>
          </table:table-cell>
          <table:table-cell office:value-type="float" office:value="0.42358" calcext:value-type="float">
            <text:p>0.42358</text:p>
          </table:table-cell>
          <table:table-cell office:value-type="float" office:value="0.05624" calcext:value-type="float">
            <text:p>0.05624</text:p>
          </table:table-cell>
          <table:table-cell office:value-type="float" office:value="0.01505" calcext:value-type="float">
            <text:p>0.0150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epia_pfefferi</text:p>
          </table:table-cell>
          <table:table-cell office:value-type="string" calcext:value-type="string">
            <text:p>Metasepia pfefferi</text:p>
          </table:table-cell>
          <table:table-cell office:value-type="float" office:value="5116" calcext:value-type="float">
            <text:p>5116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43147" calcext:value-type="float">
            <text:p>0.43147</text:p>
          </table:table-cell>
          <table:table-cell office:value-type="float" office:value="0.05694" calcext:value-type="float">
            <text:p>0.05694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0.32238" calcext:value-type="float">
            <text:p>0.32238</text:p>
          </table:table-cell>
          <table:table-cell office:value-type="float" office:value="0.07608" calcext:value-type="float">
            <text:p>0.07608</text:p>
          </table:table-cell>
          <table:table-cell office:value-type="float" office:value="0.15758" calcext:value-type="float">
            <text:p>0.15758</text:p>
          </table:table-cell>
          <table:table-cell office:value-type="float" office:value="-0.03069" calcext:value-type="float">
            <text:p>-0.03069</text:p>
          </table:table-cell>
          <table:table-cell office:value-type="float" office:value="-0.05546" calcext:value-type="float">
            <text:p>-0.0554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tus_agrestis</text:p>
          </table:table-cell>
          <table:table-cell office:value-type="string" calcext:value-type="string">
            <text:p>Microtus agrestis</text:p>
          </table:table-cell>
          <table:table-cell office:value-type="float" office:value="16368" calcext:value-type="float">
            <text:p>16368</text:p>
          </table:table-cell>
          <table:table-cell office:value-type="float" office:value="0.50987" calcext:value-type="float">
            <text:p>0.50987</text:p>
          </table:table-cell>
          <table:table-cell office:value-type="float" office:value="0.06457" calcext:value-type="float">
            <text:p>0.06457</text:p>
          </table:table-cell>
          <table:table-cell office:value-type="float" office:value="0.48646" calcext:value-type="float">
            <text:p>0.48646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55675" calcext:value-type="float">
            <text:p>0.55675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47164" calcext:value-type="float">
            <text:p>0.47164</text:p>
          </table:table-cell>
          <table:table-cell office:value-type="float" office:value="0.08616" calcext:value-type="float">
            <text:p>0.08616</text:p>
          </table:table-cell>
          <table:table-cell office:value-type="float" office:value="0.5588" calcext:value-type="float">
            <text:p>0.5588</text:p>
          </table:table-cell>
          <table:table-cell office:value-type="float" office:value="-0.04964" calcext:value-type="float">
            <text:p>-0.04964</text:p>
          </table:table-cell>
          <table:table-cell office:value-type="float" office:value="-0.03295" calcext:value-type="float">
            <text:p>-0.0329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tus_arvalis</text:p>
          </table:table-cell>
          <table:table-cell office:value-type="string" calcext:value-type="string">
            <text:p>Microtus arvalis</text:p>
          </table:table-cell>
          <table:table-cell office:value-type="float" office:value="11715" calcext:value-type="float">
            <text:p>11715</text:p>
          </table:table-cell>
          <table:table-cell office:value-type="float" office:value="0.51422" calcext:value-type="float">
            <text:p>0.51422</text:p>
          </table:table-cell>
          <table:table-cell office:value-type="float" office:value="0.06423" calcext:value-type="float">
            <text:p>0.06423</text:p>
          </table:table-cell>
          <table:table-cell office:value-type="float" office:value="0.48813" calcext:value-type="float">
            <text:p>0.48813</text:p>
          </table:table-cell>
          <table:table-cell office:value-type="float" office:value="0.05693" calcext:value-type="float">
            <text:p>0.05693</text:p>
          </table:table-cell>
          <table:table-cell office:value-type="float" office:value="0.56642" calcext:value-type="float">
            <text:p>0.56642</text:p>
          </table:table-cell>
          <table:table-cell office:value-type="float" office:value="0.11724" calcext:value-type="float">
            <text:p>0.11724</text:p>
          </table:table-cell>
          <table:table-cell office:value-type="float" office:value="0.47697" calcext:value-type="float">
            <text:p>0.47697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52719" calcext:value-type="float">
            <text:p>0.52719</text:p>
          </table:table-cell>
          <table:table-cell office:value-type="float" office:value="-0.02519" calcext:value-type="float">
            <text:p>-0.02519</text:p>
          </table:table-cell>
          <table:table-cell office:value-type="float" office:value="-0.05338" calcext:value-type="float">
            <text:p>-0.05338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tus_glareolus</text:p>
          </table:table-cell>
          <table:table-cell office:value-type="string" calcext:value-type="string">
            <text:p>Myodes glareolus</text:p>
          </table:table-cell>
          <table:table-cell office:value-type="float" office:value="13362" calcext:value-type="float">
            <text:p>13362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47903" calcext:value-type="float">
            <text:p>0.47903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0.12386" calcext:value-type="float">
            <text:p>0.12386</text:p>
          </table:table-cell>
          <table:table-cell office:value-type="float" office:value="0.46747" calcext:value-type="float">
            <text:p>0.46747</text:p>
          </table:table-cell>
          <table:table-cell office:value-type="float" office:value="0.09014" calcext:value-type="float">
            <text:p>0.09014</text:p>
          </table:table-cell>
          <table:table-cell office:value-type="float" office:value="0.53304" calcext:value-type="float">
            <text:p>0.53304</text:p>
          </table:table-cell>
          <table:table-cell office:value-type="float" office:value="-0.04595" calcext:value-type="float">
            <text:p>-0.04595</text:p>
          </table:table-cell>
          <table:table-cell office:value-type="float" office:value="-0.0379" calcext:value-type="float">
            <text:p>-0.0379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elphis_domestica</text:p>
          </table:table-cell>
          <table:table-cell office:value-type="string" calcext:value-type="string">
            <text:p>Monodelphis domestica</text:p>
          </table:table-cell>
          <table:table-cell office:value-type="float" office:value="14221" calcext:value-type="float">
            <text:p>14221</text:p>
          </table:table-cell>
          <table:table-cell office:value-type="float" office:value="0.45504" calcext:value-type="float">
            <text:p>0.45504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0.45461" calcext:value-type="float">
            <text:p>0.45461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45589" calcext:value-type="float">
            <text:p>0.45589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41407" calcext:value-type="float">
            <text:p>0.41407</text:p>
          </table:table-cell>
          <table:table-cell office:value-type="float" office:value="0.08323" calcext:value-type="float">
            <text:p>0.08323</text:p>
          </table:table-cell>
          <table:table-cell office:value-type="float" office:value="0.50821" calcext:value-type="float">
            <text:p>0.5082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-0.04151" calcext:value-type="float">
            <text:p>-0.04151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_musculus</text:p>
          </table:table-cell>
          <table:table-cell office:value-type="string" calcext:value-type="string">
            <text:p>Mus musculus</text:p>
          </table:table-cell>
          <table:table-cell office:value-type="float" office:value="13012" calcext:value-type="float">
            <text:p>13012</text:p>
          </table:table-cell>
          <table:table-cell office:value-type="float" office:value="0.48502" calcext:value-type="float">
            <text:p>0.48502</text:p>
          </table:table-cell>
          <table:table-cell office:value-type="float" office:value="0.05475" calcext:value-type="float">
            <text:p>0.05475</text:p>
          </table:table-cell>
          <table:table-cell office:value-type="float" office:value="0.46501" calcext:value-type="float">
            <text:p>0.46501</text:p>
          </table:table-cell>
          <table:table-cell office:value-type="float" office:value="0.05044" calcext:value-type="float">
            <text:p>0.05044</text:p>
          </table:table-cell>
          <table:table-cell office:value-type="float" office:value="0.52516" calcext:value-type="float">
            <text:p>0.52516</text:p>
          </table:table-cell>
          <table:table-cell office:value-type="float" office:value="0.11599" calcext:value-type="float">
            <text:p>0.11599</text:p>
          </table:table-cell>
          <table:table-cell office:value-type="float" office:value="0.448" calcext:value-type="float">
            <text:p>0.448</text:p>
          </table:table-cell>
          <table:table-cell office:value-type="float" office:value="0.08301" calcext:value-type="float">
            <text:p>0.08301</text:p>
          </table:table-cell>
          <table:table-cell office:value-type="float" office:value="0.44129" calcext:value-type="float">
            <text:p>0.44129</text:p>
          </table:table-cell>
          <table:table-cell office:value-type="float" office:value="-0.04002" calcext:value-type="float">
            <text:p>-0.04002</text:p>
          </table:table-cell>
          <table:table-cell office:value-type="float" office:value="-0.03696" calcext:value-type="float">
            <text:p>-0.0369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ilus_californianus</text:p>
          </table:table-cell>
          <table:table-cell office:value-type="string" calcext:value-type="string">
            <text:p>Mytilus californianus</text:p>
          </table:table-cell>
          <table:table-cell office:value-type="float" office:value="19769" calcext:value-type="float">
            <text:p>19769</text:p>
          </table:table-cell>
          <table:table-cell office:value-type="float" office:value="0.38015" calcext:value-type="float">
            <text:p>0.38015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4142" calcext:value-type="float">
            <text:p>0.4142</text:p>
          </table:table-cell>
          <table:table-cell office:value-type="float" office:value="0.04509" calcext:value-type="float">
            <text:p>0.04509</text:p>
          </table:table-cell>
          <table:table-cell office:value-type="float" office:value="0.31196" calcext:value-type="float">
            <text:p>0.31196</text:p>
          </table:table-cell>
          <table:table-cell office:value-type="float" office:value="0.05131" calcext:value-type="float">
            <text:p>0.05131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05748" calcext:value-type="float">
            <text:p>0.05748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-0.04126" calcext:value-type="float">
            <text:p>-0.04126</text:p>
          </table:table-cell>
          <table:table-cell office:value-type="float" office:value="-0.05718" calcext:value-type="float">
            <text:p>-0.0571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ilus_edulis</text:p>
          </table:table-cell>
          <table:table-cell office:value-type="string" calcext:value-type="string">
            <text:p>Mytilus edulis</text:p>
          </table:table-cell>
          <table:table-cell office:value-type="float" office:value="34441" calcext:value-type="float">
            <text:p>34441</text:p>
          </table:table-cell>
          <table:table-cell office:value-type="float" office:value="0.38406" calcext:value-type="float">
            <text:p>0.38406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0.04702" calcext:value-type="float">
            <text:p>0.04702</text:p>
          </table:table-cell>
          <table:table-cell office:value-type="float" office:value="0.31208" calcext:value-type="float">
            <text:p>0.31208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31435" calcext:value-type="float">
            <text:p>0.31435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06448" calcext:value-type="float">
            <text:p>0.06448</text:p>
          </table:table-cell>
          <table:table-cell office:value-type="float" office:value="0.0143" calcext:value-type="float">
            <text:p>0.0143</text:p>
          </table:table-cell>
          <table:table-cell office:value-type="float" office:value="-0.05267" calcext:value-type="float">
            <text:p>-0.0526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ilus_galloprovincialis</text:p>
          </table:table-cell>
          <table:table-cell office:value-type="string" calcext:value-type="string">
            <text:p>Mytilus galloprovincialis</text:p>
          </table:table-cell>
          <table:table-cell office:value-type="float" office:value="29892" calcext:value-type="float">
            <text:p>29892</text:p>
          </table:table-cell>
          <table:table-cell office:value-type="float" office:value="0.38592" calcext:value-type="float">
            <text:p>0.38592</text:p>
          </table:table-cell>
          <table:table-cell office:value-type="float" office:value="0.03357" calcext:value-type="float">
            <text:p>0.03357</text:p>
          </table:table-cell>
          <table:table-cell office:value-type="float" office:value="0.42213" calcext:value-type="float">
            <text:p>0.42213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31339" calcext:value-type="float">
            <text:p>0.31339</text:p>
          </table:table-cell>
          <table:table-cell office:value-type="float" office:value="0.05229" calcext:value-type="float">
            <text:p>0.05229</text:p>
          </table:table-cell>
          <table:table-cell office:value-type="float" office:value="0.31811" calcext:value-type="float">
            <text:p>0.31811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05186" calcext:value-type="float">
            <text:p>0.05186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-0.06514" calcext:value-type="float">
            <text:p>-0.0651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ilus_trossulus</text:p>
          </table:table-cell>
          <table:table-cell office:value-type="string" calcext:value-type="string">
            <text:p>Mytilus trossulus</text:p>
          </table:table-cell>
          <table:table-cell office:value-type="float" office:value="27142" calcext:value-type="float">
            <text:p>27142</text:p>
          </table:table-cell>
          <table:table-cell office:value-type="float" office:value="0.37969" calcext:value-type="float">
            <text:p>0.37969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41221" calcext:value-type="float">
            <text:p>0.41221</text:p>
          </table:table-cell>
          <table:table-cell office:value-type="float" office:value="0.04637" calcext:value-type="float">
            <text:p>0.04637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05211" calcext:value-type="float">
            <text:p>0.05211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03859" calcext:value-type="float">
            <text:p>0.03859</text:p>
          </table:table-cell>
          <table:table-cell office:value-type="float" office:value="-0.03564" calcext:value-type="float">
            <text:p>-0.03564</text:p>
          </table:table-cell>
          <table:table-cell office:value-type="float" office:value="-0.05774" calcext:value-type="float">
            <text:p>-0.0577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ora_puber</text:p>
          </table:table-cell>
          <table:table-cell office:value-type="string" calcext:value-type="string">
            <text:p>Necora puber</text:p>
          </table:table-cell>
          <table:table-cell office:value-type="float" office:value="13899" calcext:value-type="float">
            <text:p>13899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05985" calcext:value-type="float">
            <text:p>0.05985</text:p>
          </table:table-cell>
          <table:table-cell office:value-type="float" office:value="0.48739" calcext:value-type="float">
            <text:p>0.48739</text:p>
          </table:table-cell>
          <table:table-cell office:value-type="float" office:value="0.05816" calcext:value-type="float">
            <text:p>0.05816</text:p>
          </table:table-cell>
          <table:table-cell office:value-type="float" office:value="0.55734" calcext:value-type="float">
            <text:p>0.55734</text:p>
          </table:table-cell>
          <table:table-cell office:value-type="float" office:value="0.11319" calcext:value-type="float">
            <text:p>0.11319</text:p>
          </table:table-cell>
          <table:table-cell office:value-type="float" office:value="0.43213" calcext:value-type="float">
            <text:p>0.43213</text:p>
          </table:table-cell>
          <table:table-cell office:value-type="float" office:value="0.08198" calcext:value-type="float">
            <text:p>0.08198</text:p>
          </table:table-cell>
          <table:table-cell office:value-type="float" office:value="0.31304" calcext:value-type="float">
            <text:p>0.31304</text:p>
          </table:table-cell>
          <table:table-cell office:value-type="float" office:value="-0.02166" calcext:value-type="float">
            <text:p>-0.02166</text:p>
          </table:table-cell>
          <table:table-cell office:value-type="float" office:value="-0.09034" calcext:value-type="float">
            <text:p>-0.0903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cticebus_coucang</text:p>
          </table:table-cell>
          <table:table-cell office:value-type="string" calcext:value-type="string">
            <text:p>Nycticebus coucang</text:p>
          </table:table-cell>
          <table:table-cell office:value-type="float" office:value="13290" calcext:value-type="float">
            <text:p>13290</text:p>
          </table:table-cell>
          <table:table-cell office:value-type="float" office:value="0.46998" calcext:value-type="float">
            <text:p>0.46998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05438" calcext:value-type="float">
            <text:p>0.05438</text:p>
          </table:table-cell>
          <table:table-cell office:value-type="float" office:value="0.48906" calcext:value-type="float">
            <text:p>0.48906</text:p>
          </table:table-cell>
          <table:table-cell office:value-type="float" office:value="0.13067" calcext:value-type="float">
            <text:p>0.13067</text:p>
          </table:table-cell>
          <table:table-cell office:value-type="float" office:value="0.42446" calcext:value-type="float">
            <text:p>0.42446</text:p>
          </table:table-cell>
          <table:table-cell office:value-type="float" office:value="0.08893" calcext:value-type="float">
            <text:p>0.08893</text:p>
          </table:table-cell>
          <table:table-cell office:value-type="float" office:value="0.45901" calcext:value-type="float">
            <text:p>0.45901</text:p>
          </table:table-cell>
          <table:table-cell office:value-type="float" office:value="-0.05075" calcext:value-type="float">
            <text:p>-0.05075</text:p>
          </table:table-cell>
          <table:table-cell office:value-type="float" office:value="-0.06875" calcext:value-type="float">
            <text:p>-0.0687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hioderma_longicauda_L1</text:p>
          </table:table-cell>
          <table:table-cell office:value-type="string" calcext:value-type="string">
            <text:p>Ophioderma longicauda</text:p>
          </table:table-cell>
          <table:table-cell office:value-type="float" office:value="13540" calcext:value-type="float">
            <text:p>13540</text:p>
          </table:table-cell>
          <table:table-cell office:value-type="float" office:value="0.43638" calcext:value-type="float">
            <text:p>0.43638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44351" calcext:value-type="float">
            <text:p>0.44351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42211" calcext:value-type="float">
            <text:p>0.42211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37383" calcext:value-type="float">
            <text:p>0.37383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9961" calcext:value-type="float">
            <text:p>0.09961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-0.06465" calcext:value-type="float">
            <text:p>-0.0646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d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hioderma_longicauda_L3</text:p>
          </table:table-cell>
          <table:table-cell office:value-type="string" calcext:value-type="string">
            <text:p>Ophioderma panamensis</text:p>
          </table:table-cell>
          <table:table-cell office:value-type="float" office:value="19854" calcext:value-type="float">
            <text:p>19854</text:p>
          </table:table-cell>
          <table:table-cell office:value-type="float" office:value="0.43764" calcext:value-type="float">
            <text:p>0.43764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44692" calcext:value-type="float">
            <text:p>0.4469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41904" calcext:value-type="float">
            <text:p>0.41904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37358" calcext:value-type="float">
            <text:p>0.3735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8214" calcext:value-type="float">
            <text:p>0.08214</text:p>
          </table:table-cell>
          <table:table-cell office:value-type="float" office:value="-0.00688" calcext:value-type="float">
            <text:p>-0.00688</text:p>
          </table:table-cell>
          <table:table-cell office:value-type="float" office:value="-0.04619" calcext:value-type="float">
            <text:p>-0.04619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d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ea_chilensis</text:p>
          </table:table-cell>
          <table:table-cell office:value-type="string" calcext:value-type="string">
            <text:p>Ostrea chilensis</text:p>
          </table:table-cell>
          <table:table-cell office:value-type="float" office:value="6139" calcext:value-type="float">
            <text:p>6139</text:p>
          </table:table-cell>
          <table:table-cell office:value-type="float" office:value="0.43741" calcext:value-type="float">
            <text:p>0.43741</text:p>
          </table:table-cell>
          <table:table-cell office:value-type="float" office:value="0.04024" calcext:value-type="float">
            <text:p>0.04024</text:p>
          </table:table-cell>
          <table:table-cell office:value-type="float" office:value="0.43889" calcext:value-type="float">
            <text:p>0.43889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43445" calcext:value-type="float">
            <text:p>0.43445</text:p>
          </table:table-cell>
          <table:table-cell office:value-type="float" office:value="0.07594" calcext:value-type="float">
            <text:p>0.07594</text:p>
          </table:table-cell>
          <table:table-cell office:value-type="float" office:value="0.33976" calcext:value-type="float">
            <text:p>0.33976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-0.01319" calcext:value-type="float">
            <text:p>-0.01319</text:p>
          </table:table-cell>
          <table:table-cell office:value-type="float" office:value="-0.05982" calcext:value-type="float">
            <text:p>-0.0598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ea_edulis</text:p>
          </table:table-cell>
          <table:table-cell office:value-type="string" calcext:value-type="string">
            <text:p>Ostrea edulis</text:p>
          </table:table-cell>
          <table:table-cell office:value-type="float" office:value="5752" calcext:value-type="float">
            <text:p>5752</text:p>
          </table:table-cell>
          <table:table-cell office:value-type="float" office:value="0.43916" calcext:value-type="float">
            <text:p>0.43916</text:p>
          </table:table-cell>
          <table:table-cell office:value-type="float" office:value="0.04176" calcext:value-type="float">
            <text:p>0.04176</text:p>
          </table:table-cell>
          <table:table-cell office:value-type="float" office:value="0.43794" calcext:value-type="float">
            <text:p>0.43794</text:p>
          </table:table-cell>
          <table:table-cell office:value-type="float" office:value="0.04515" calcext:value-type="float">
            <text:p>0.04515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33383" calcext:value-type="float">
            <text:p>0.33383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15251" calcext:value-type="float">
            <text:p>0.15251</text:p>
          </table:table-cell>
          <table:table-cell office:value-type="float" office:value="-0.06476" calcext:value-type="float">
            <text:p>-0.06476</text:p>
          </table:table-cell>
          <table:table-cell office:value-type="float" office:value="-0.13358" calcext:value-type="float">
            <text:p>-0.1335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eola_stentina</text:p>
          </table:table-cell>
          <table:table-cell office:value-type="string" calcext:value-type="string">
            <text:p>Ostrea stentina</text:p>
          </table:table-cell>
          <table:table-cell office:value-type="float" office:value="3733" calcext:value-type="float">
            <text:p>3733</text:p>
          </table:table-cell>
          <table:table-cell office:value-type="float" office:value="0.44135" calcext:value-type="float">
            <text:p>0.44135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43788" calcext:value-type="float">
            <text:p>0.43788</text:p>
          </table:table-cell>
          <table:table-cell office:value-type="float" office:value="0.04792" calcext:value-type="float">
            <text:p>0.04792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08277" calcext:value-type="float">
            <text:p>0.08277</text:p>
          </table:table-cell>
          <table:table-cell office:value-type="float" office:value="0.34809" calcext:value-type="float">
            <text:p>0.34809</text:p>
          </table:table-cell>
          <table:table-cell office:value-type="float" office:value="0.07456" calcext:value-type="float">
            <text:p>0.07456</text:p>
          </table:table-cell>
          <table:table-cell office:value-type="float" office:value="0.04352" calcext:value-type="float">
            <text:p>0.04352</text:p>
          </table:table-cell>
          <table:table-cell office:value-type="float" office:value="-0.03423" calcext:value-type="float">
            <text:p>-0.03423</text:p>
          </table:table-cell>
          <table:table-cell office:value-type="float" office:value="-0.08424" calcext:value-type="float">
            <text:p>-0.0842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_troglodytes</text:p>
          </table:table-cell>
          <table:table-cell office:value-type="string" calcext:value-type="string">
            <text:p>Pan troglodytes</text:p>
          </table:table-cell>
          <table:table-cell office:value-type="float" office:value="9738" calcext:value-type="float">
            <text:p>9738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07063" calcext:value-type="float">
            <text:p>0.07063</text:p>
          </table:table-cell>
          <table:table-cell office:value-type="float" office:value="0.46858" calcext:value-type="float">
            <text:p>0.46858</text:p>
          </table:table-cell>
          <table:table-cell office:value-type="float" office:value="0.05702" calcext:value-type="float">
            <text:p>0.05702</text:p>
          </table:table-cell>
          <table:table-cell office:value-type="float" office:value="0.51765" calcext:value-type="float">
            <text:p>0.51765</text:p>
          </table:table-cell>
          <table:table-cell office:value-type="float" office:value="0.15054" calcext:value-type="float">
            <text:p>0.15054</text:p>
          </table:table-cell>
          <table:table-cell office:value-type="float" office:value="0.44139" calcext:value-type="float">
            <text:p>0.44139</text:p>
          </table:table-cell>
          <table:table-cell office:value-type="float" office:value="0.09958" calcext:value-type="float">
            <text:p>0.09958</text:p>
          </table:table-cell>
          <table:table-cell office:value-type="float" office:value="0.54682" calcext:value-type="float">
            <text:p>0.54682</text:p>
          </table:table-cell>
          <table:table-cell office:value-type="float" office:value="-0.09665" calcext:value-type="float">
            <text:p>-0.09665</text:p>
          </table:table-cell>
          <table:table-cell office:value-type="float" office:value="-0.0794" calcext:value-type="float">
            <text:p>-0.0794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us_caeruleus</text:p>
          </table:table-cell>
          <table:table-cell office:value-type="string" calcext:value-type="string">
            <text:p>Cyanistes caeruleus</text:p>
          </table:table-cell>
          <table:table-cell office:value-type="float" office:value="3801" calcext:value-type="float">
            <text:p>3801</text:p>
          </table:table-cell>
          <table:table-cell office:value-type="float" office:value="0.49432" calcext:value-type="float">
            <text:p>0.49432</text:p>
          </table:table-cell>
          <table:table-cell office:value-type="float" office:value="0.07084" calcext:value-type="float">
            <text:p>0.07084</text:p>
          </table:table-cell>
          <table:table-cell office:value-type="float" office:value="0.47236" calcext:value-type="float">
            <text:p>0.47236</text:p>
          </table:table-cell>
          <table:table-cell office:value-type="float" office:value="0.05734" calcext:value-type="float">
            <text:p>0.05734</text:p>
          </table:table-cell>
          <table:table-cell office:value-type="float" office:value="0.53827" calcext:value-type="float">
            <text:p>0.53827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2487" calcext:value-type="float">
            <text:p>0.42487</text:p>
          </table:table-cell>
          <table:table-cell office:value-type="float" office:value="0.08952" calcext:value-type="float">
            <text:p>0.08952</text:p>
          </table:table-cell>
          <table:table-cell office:value-type="float" office:value="0.45446" calcext:value-type="float">
            <text:p>0.45446</text:p>
          </table:table-cell>
          <table:table-cell office:value-type="float" office:value="-0.01547" calcext:value-type="float">
            <text:p>-0.01547</text:p>
          </table:table-cell>
          <table:table-cell office:value-type="float" office:value="-0.02304" calcext:value-type="float">
            <text:p>-0.02304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saurops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ctinaria_koreni_nord</text:p>
          </table:table-cell>
          <table:table-cell office:value-type="string" calcext:value-type="string">
            <text:p>Pectinaria koreni</text:p>
          </table:table-cell>
          <table:table-cell office:value-type="float" office:value="4066" calcext:value-type="float">
            <text:p>4066</text:p>
          </table:table-cell>
          <table:table-cell office:value-type="float" office:value="0.50935" calcext:value-type="float">
            <text:p>0.50935</text:p>
          </table:table-cell>
          <table:table-cell office:value-type="float" office:value="0.05971" calcext:value-type="float">
            <text:p>0.05971</text:p>
          </table:table-cell>
          <table:table-cell office:value-type="float" office:value="0.47565" calcext:value-type="float">
            <text:p>0.47565</text:p>
          </table:table-cell>
          <table:table-cell office:value-type="float" office:value="0.05533" calcext:value-type="float">
            <text:p>0.05533</text:p>
          </table:table-cell>
          <table:table-cell office:value-type="float" office:value="0.57692" calcext:value-type="float">
            <text:p>0.57692</text:p>
          </table:table-cell>
          <table:table-cell office:value-type="float" office:value="0.12175" calcext:value-type="float">
            <text:p>0.12175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31452" calcext:value-type="float">
            <text:p>0.31452</text:p>
          </table:table-cell>
          <table:table-cell office:value-type="float" office:value="-0.07943" calcext:value-type="float">
            <text:p>-0.07943</text:p>
          </table:table-cell>
          <table:table-cell office:value-type="float" office:value="-0.0741" calcext:value-type="float">
            <text:p>-0.074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nne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ctinaria_koreni_sud</text:p>
          </table:table-cell>
          <table:table-cell office:value-type="string" calcext:value-type="string">
            <text:p>Pectinaria regalis</text:p>
          </table:table-cell>
          <table:table-cell office:value-type="float" office:value="3414" calcext:value-type="float">
            <text:p>3414</text:p>
          </table:table-cell>
          <table:table-cell office:value-type="float" office:value="0.49796" calcext:value-type="float">
            <text:p>0.49796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46837" calcext:value-type="float">
            <text:p>0.46837</text:p>
          </table:table-cell>
          <table:table-cell office:value-type="float" office:value="0.05797" calcext:value-type="float">
            <text:p>0.05797</text:p>
          </table:table-cell>
          <table:table-cell office:value-type="float" office:value="0.55733" calcext:value-type="float">
            <text:p>0.55733</text:p>
          </table:table-cell>
          <table:table-cell office:value-type="float" office:value="0.12714" calcext:value-type="float">
            <text:p>0.12714</text:p>
          </table:table-cell>
          <table:table-cell office:value-type="float" office:value="0.37711" calcext:value-type="float">
            <text:p>0.37711</text:p>
          </table:table-cell>
          <table:table-cell office:value-type="float" office:value="0.09772" calcext:value-type="float">
            <text:p>0.09772</text:p>
          </table:table-cell>
          <table:table-cell office:value-type="float" office:value="0.2716" calcext:value-type="float">
            <text:p>0.2716</text:p>
          </table:table-cell>
          <table:table-cell office:value-type="float" office:value="-0.11306" calcext:value-type="float">
            <text:p>-0.11306</text:p>
          </table:table-cell>
          <table:table-cell office:value-type="float" office:value="-0.08278" calcext:value-type="float">
            <text:p>-0.0827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nne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eidole_pallidula</text:p>
          </table:table-cell>
          <table:table-cell office:value-type="string" calcext:value-type="string">
            <text:p>Pheidole pallidula</text:p>
          </table:table-cell>
          <table:table-cell office:value-type="float" office:value="8321" calcext:value-type="float">
            <text:p>8321</text:p>
          </table:table-cell>
          <table:table-cell office:value-type="float" office:value="0.45824" calcext:value-type="float">
            <text:p>0.45824</text:p>
          </table:table-cell>
          <table:table-cell office:value-type="float" office:value="0.07567" calcext:value-type="float">
            <text:p>0.07567</text:p>
          </table:table-cell>
          <table:table-cell office:value-type="float" office:value="0.44417" calcext:value-type="float">
            <text:p>0.4441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48639" calcext:value-type="float">
            <text:p>0.486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9571" calcext:value-type="float">
            <text:p>0.39571</text:p>
          </table:table-cell>
          <table:table-cell office:value-type="float" office:value="0.08706" calcext:value-type="float">
            <text:p>0.08706</text:p>
          </table:table-cell>
          <table:table-cell office:value-type="float" office:value="0.39713" calcext:value-type="float">
            <text:p>0.3971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2544" calcext:value-type="float">
            <text:p>0.0254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a_acuta</text:p>
          </table:table-cell>
          <table:table-cell office:value-type="string" calcext:value-type="string">
            <text:p>Physella acuta</text:p>
          </table:table-cell>
          <table:table-cell office:value-type="float" office:value="8000" calcext:value-type="float">
            <text:p>8000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44622" calcext:value-type="float">
            <text:p>0.44622</text:p>
          </table:table-cell>
          <table:table-cell office:value-type="float" office:value="0.047" calcext:value-type="float">
            <text:p>0.047</text:p>
          </table:table-cell>
          <table:table-cell office:value-type="float" office:value="0.44736" calcext:value-type="float">
            <text:p>0.44736</text:p>
          </table:table-cell>
          <table:table-cell office:value-type="float" office:value="0.13076" calcext:value-type="float">
            <text:p>0.13076</text:p>
          </table:table-cell>
          <table:table-cell office:value-type="float" office:value="0.33058" calcext:value-type="float">
            <text:p>0.33058</text:p>
          </table:table-cell>
          <table:table-cell office:value-type="float" office:value="0.07814" calcext:value-type="float">
            <text:p>0.07814</text:p>
          </table:table-cell>
          <table:table-cell office:value-type="float" office:value="0.28928" calcext:value-type="float">
            <text:p>0.28928</text:p>
          </table:table-cell>
          <table:table-cell office:value-type="float" office:value="-0.10332" calcext:value-type="float">
            <text:p>-0.10332</text:p>
          </table:table-cell>
          <table:table-cell office:value-type="float" office:value="-0.1583" calcext:value-type="float">
            <text:p>-0.1583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a_gyrina</text:p>
          </table:table-cell>
          <table:table-cell office:value-type="string" calcext:value-type="string">
            <text:p>Physella gyrina</text:p>
          </table:table-cell>
          <table:table-cell office:value-type="float" office:value="9867" calcext:value-type="float">
            <text:p>9867</text:p>
          </table:table-cell>
          <table:table-cell office:value-type="float" office:value="0.43562" calcext:value-type="float">
            <text:p>0.43562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0.44114" calcext:value-type="float">
            <text:p>0.44114</text:p>
          </table:table-cell>
          <table:table-cell office:value-type="float" office:value="0.04894" calcext:value-type="float">
            <text:p>0.04894</text:p>
          </table:table-cell>
          <table:table-cell office:value-type="float" office:value="0.42455" calcext:value-type="float">
            <text:p>0.42455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32341" calcext:value-type="float">
            <text:p>0.32341</text:p>
          </table:table-cell>
          <table:table-cell office:value-type="float" office:value="0.07603" calcext:value-type="float">
            <text:p>0.07603</text:p>
          </table:table-cell>
          <table:table-cell office:value-type="float" office:value="0.2857" calcext:value-type="float">
            <text:p>0.2857</text:p>
          </table:table-cell>
          <table:table-cell office:value-type="float" office:value="-0.09384" calcext:value-type="float">
            <text:p>-0.09384</text:p>
          </table:table-cell>
          <table:table-cell office:value-type="float" office:value="-0.13827" calcext:value-type="float">
            <text:p>-0.1382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cellio_dilatatus_petiti</text:p>
          </table:table-cell>
          <table:table-cell office:value-type="string" calcext:value-type="string">
            <text:p>Porcellio dilatatus petiti</text:p>
          </table:table-cell>
          <table:table-cell office:value-type="float" office:value="14029" calcext:value-type="float">
            <text:p>14029</text:p>
          </table:table-cell>
          <table:table-cell office:value-type="float" office:value="0.39478" calcext:value-type="float">
            <text:p>0.39478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43057" calcext:value-type="float">
            <text:p>0.43057</text:p>
          </table:table-cell>
          <table:table-cell office:value-type="float" office:value="0.05489" calcext:value-type="float">
            <text:p>0.05489</text:p>
          </table:table-cell>
          <table:table-cell office:value-type="float" office:value="0.32307" calcext:value-type="float">
            <text:p>0.32307</text:p>
          </table:table-cell>
          <table:table-cell office:value-type="float" office:value="0.07516" calcext:value-type="float">
            <text:p>0.07516</text:p>
          </table:table-cell>
          <table:table-cell office:value-type="float" office:value="0.29509" calcext:value-type="float">
            <text:p>0.29509</text:p>
          </table:table-cell>
          <table:table-cell office:value-type="float" office:value="0.09155" calcext:value-type="float">
            <text:p>0.09155</text:p>
          </table:table-cell>
          <table:table-cell office:value-type="float" office:value="0.18597" calcext:value-type="float">
            <text:p>0.18597</text:p>
          </table:table-cell>
          <table:table-cell office:value-type="float" office:value="-0.07376" calcext:value-type="float">
            <text:p>-0.07376</text:p>
          </table:table-cell>
          <table:table-cell office:value-type="float" office:value="-0.12242" calcext:value-type="float">
            <text:p>-0.1224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us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ithecus_coquereli</text:p>
          </table:table-cell>
          <table:table-cell office:value-type="string" calcext:value-type="string">
            <text:p>Propithecus coquereli</text:p>
          </table:table-cell>
          <table:table-cell office:value-type="float" office:value="10153" calcext:value-type="float">
            <text:p>10153</text:p>
          </table:table-cell>
          <table:table-cell office:value-type="float" office:value="0.47541" calcext:value-type="float">
            <text:p>0.47541</text:p>
          </table:table-cell>
          <table:table-cell office:value-type="float" office:value="0.06613" calcext:value-type="float">
            <text:p>0.06613</text:p>
          </table:table-cell>
          <table:table-cell office:value-type="float" office:value="0.46203" calcext:value-type="float">
            <text:p>0.46203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0.50226" calcext:value-type="float">
            <text:p>0.50226</text:p>
          </table:table-cell>
          <table:table-cell office:value-type="float" office:value="0.14551" calcext:value-type="float">
            <text:p>0.14551</text:p>
          </table:table-cell>
          <table:table-cell office:value-type="float" office:value="0.42504" calcext:value-type="float">
            <text:p>0.42504</text:p>
          </table:table-cell>
          <table:table-cell office:value-type="float" office:value="0.09659" calcext:value-type="float">
            <text:p>0.09659</text:p>
          </table:table-cell>
          <table:table-cell office:value-type="float" office:value="0.46603" calcext:value-type="float">
            <text:p>0.46603</text:p>
          </table:table-cell>
          <table:table-cell office:value-type="float" office:value="-0.07218" calcext:value-type="float">
            <text:p>-0.07218</text:p>
          </table:table-cell>
          <table:table-cell office:value-type="float" office:value="-0.08331" calcext:value-type="float">
            <text:p>-0.08331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iculitermes_flavipes</text:p>
          </table:table-cell>
          <table:table-cell office:value-type="string" calcext:value-type="string">
            <text:p>Reticulitermes flavipes</text:p>
          </table:table-cell>
          <table:table-cell office:value-type="float" office:value="18479" calcext:value-type="float">
            <text:p>18479</text:p>
          </table:table-cell>
          <table:table-cell office:value-type="float" office:value="0.44378" calcext:value-type="float">
            <text:p>0.44378</text:p>
          </table:table-cell>
          <table:table-cell office:value-type="float" office:value="0.04756" calcext:value-type="float">
            <text:p>0.04756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41309" calcext:value-type="float">
            <text:p>0.41309</text:p>
          </table:table-cell>
          <table:table-cell office:value-type="float" office:value="0.08648" calcext:value-type="float">
            <text:p>0.08648</text:p>
          </table:table-cell>
          <table:table-cell office:value-type="float" office:value="0.37323" calcext:value-type="float">
            <text:p>0.37323</text:p>
          </table:table-cell>
          <table:table-cell office:value-type="float" office:value="0.05953" calcext:value-type="float">
            <text:p>0.05953</text:p>
          </table:table-cell>
          <table:table-cell office:value-type="float" office:value="0.21573" calcext:value-type="float">
            <text:p>0.21573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-0.00886" calcext:value-type="float">
            <text:p>-0.0088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iculitermes_grassei</text:p>
          </table:table-cell>
          <table:table-cell office:value-type="string" calcext:value-type="string">
            <text:p>Reticulitermes grassei</text:p>
          </table:table-cell>
          <table:table-cell office:value-type="float" office:value="19212" calcext:value-type="float">
            <text:p>19212</text:p>
          </table:table-cell>
          <table:table-cell office:value-type="float" office:value="0.44447" calcext:value-type="float">
            <text:p>0.44447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45786" calcext:value-type="float">
            <text:p>0.45786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41764" calcext:value-type="float">
            <text:p>0.41764</text:p>
          </table:table-cell>
          <table:table-cell office:value-type="float" office:value="0.08459" calcext:value-type="float">
            <text:p>0.08459</text:p>
          </table:table-cell>
          <table:table-cell office:value-type="float" office:value="0.38541" calcext:value-type="float">
            <text:p>0.38541</text:p>
          </table:table-cell>
          <table:table-cell office:value-type="float" office:value="0.06396" calcext:value-type="float">
            <text:p>0.06396</text:p>
          </table:table-cell>
          <table:table-cell office:value-type="float" office:value="0.19754" calcext:value-type="float">
            <text:p>0.19754</text:p>
          </table:table-cell>
          <table:table-cell office:value-type="float" office:value="-0.00406" calcext:value-type="float">
            <text:p>-0.00406</text:p>
          </table:table-cell>
          <table:table-cell office:value-type="float" office:value="-0.04572" calcext:value-type="float">
            <text:p>-0.0457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iculitermes_lucifugus</text:p>
          </table:table-cell>
          <table:table-cell office:value-type="string" calcext:value-type="string">
            <text:p>Reticulitermes lucifugus</text:p>
          </table:table-cell>
          <table:table-cell office:value-type="float" office:value="18613" calcext:value-type="float">
            <text:p>18613</text:p>
          </table:table-cell>
          <table:table-cell office:value-type="float" office:value="0.44369" calcext:value-type="float">
            <text:p>0.44369</text:p>
          </table:table-cell>
          <table:table-cell office:value-type="float" office:value="0.04712" calcext:value-type="float">
            <text:p>0.04712</text:p>
          </table:table-cell>
          <table:table-cell office:value-type="float" office:value="0.45816" calcext:value-type="float">
            <text:p>0.45816</text:p>
          </table:table-cell>
          <table:table-cell office:value-type="float" office:value="0.05288" calcext:value-type="float">
            <text:p>0.05288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8508" calcext:value-type="float">
            <text:p>0.08508</text:p>
          </table:table-cell>
          <table:table-cell office:value-type="float" office:value="0.36819" calcext:value-type="float">
            <text:p>0.36819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20536" calcext:value-type="float">
            <text:p>0.20536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-0.00285" calcext:value-type="float">
            <text:p>-0.0028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ia_officinalis</text:p>
          </table:table-cell>
          <table:table-cell office:value-type="string" calcext:value-type="string">
            <text:p>Sepia officinalis</text:p>
          </table:table-cell>
          <table:table-cell office:value-type="float" office:value="12578" calcext:value-type="float">
            <text:p>12578</text:p>
          </table:table-cell>
          <table:table-cell office:value-type="float" office:value="0.41658" calcext:value-type="float">
            <text:p>0.41658</text:p>
          </table:table-cell>
          <table:table-cell office:value-type="float" office:value="0.04528" calcext:value-type="float">
            <text:p>0.04528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38128" calcext:value-type="float">
            <text:p>0.38128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0.35334" calcext:value-type="float">
            <text:p>0.35334</text:p>
          </table:table-cell>
          <table:table-cell office:value-type="float" office:value="0.08509" calcext:value-type="float">
            <text:p>0.08509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4135" calcext:value-type="float">
            <text:p>-0.04135</text:p>
          </table:table-cell>
          <table:table-cell office:value-type="float" office:value="-0.09951" calcext:value-type="float">
            <text:p>-0.0995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iella_japonica</text:p>
          </table:table-cell>
          <table:table-cell office:value-type="string" calcext:value-type="string">
            <text:p>Sepiella japonica</text:p>
          </table:table-cell>
          <table:table-cell office:value-type="float" office:value="8015" calcext:value-type="float">
            <text:p>8015</text:p>
          </table:table-cell>
          <table:table-cell office:value-type="float" office:value="0.41782" calcext:value-type="float">
            <text:p>0.41782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43883" calcext:value-type="float">
            <text:p>0.43883</text:p>
          </table:table-cell>
          <table:table-cell office:value-type="float" office:value="0.05537" calcext:value-type="float">
            <text:p>0.05537</text:p>
          </table:table-cell>
          <table:table-cell office:value-type="float" office:value="0.37571" calcext:value-type="float">
            <text:p>0.37571</text:p>
          </table:table-cell>
          <table:table-cell office:value-type="float" office:value="0.07682" calcext:value-type="float">
            <text:p>0.07682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0.07952" calcext:value-type="float">
            <text:p>0.07952</text:p>
          </table:table-cell>
          <table:table-cell office:value-type="float" office:value="0.17364" calcext:value-type="float">
            <text:p>0.17364</text:p>
          </table:table-cell>
          <table:table-cell office:value-type="float" office:value="-0.04026" calcext:value-type="float">
            <text:p>-0.04026</text:p>
          </table:table-cell>
          <table:table-cell office:value-type="float" office:value="-0.0662" calcext:value-type="float">
            <text:p>-0.066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ollu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ymelicus_lineola</text:p>
          </table:table-cell>
          <table:table-cell office:value-type="string" calcext:value-type="string">
            <text:p>Thymelicus lineola</text:p>
          </table:table-cell>
          <table:table-cell office:value-type="float" office:value="19065" calcext:value-type="float">
            <text:p>19065</text:p>
          </table:table-cell>
          <table:table-cell office:value-type="float" office:value="0.47321" calcext:value-type="float">
            <text:p>0.47321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45264" calcext:value-type="float">
            <text:p>0.45264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7316" calcext:value-type="float">
            <text:p>0.17316</text:p>
          </table:table-cell>
          <table:table-cell office:value-type="float" office:value="0.34491" calcext:value-type="float">
            <text:p>0.34491</text:p>
          </table:table-cell>
          <table:table-cell office:value-type="float" office:value="0.08941" calcext:value-type="float">
            <text:p>0.08941</text:p>
          </table:table-cell>
          <table:table-cell office:value-type="float" office:value="0.26203" calcext:value-type="float">
            <text:p>0.26203</text:p>
          </table:table-cell>
          <table:table-cell office:value-type="float" office:value="-0.03907" calcext:value-type="float">
            <text:p>-0.03907</text:p>
          </table:table-cell>
          <table:table-cell office:value-type="float" office:value="-0.12308" calcext:value-type="float">
            <text:p>-0.12308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ymelicus_sylvestris</text:p>
          </table:table-cell>
          <table:table-cell office:value-type="string" calcext:value-type="string">
            <text:p>Thymelicus sylvestris</text:p>
          </table:table-cell>
          <table:table-cell office:value-type="float" office:value="18911" calcext:value-type="float">
            <text:p>18911</text:p>
          </table:table-cell>
          <table:table-cell office:value-type="float" office:value="0.47386" calcext:value-type="float">
            <text:p>0.47386</text:p>
          </table:table-cell>
          <table:table-cell office:value-type="float" office:value="0.09008" calcext:value-type="float">
            <text:p>0.09008</text:p>
          </table:table-cell>
          <table:table-cell office:value-type="float" office:value="0.45139" calcext:value-type="float">
            <text:p>0.45139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51887" calcext:value-type="float">
            <text:p>0.51887</text:p>
          </table:table-cell>
          <table:table-cell office:value-type="float" office:value="0.17645" calcext:value-type="float">
            <text:p>0.17645</text:p>
          </table:table-cell>
          <table:table-cell office:value-type="float" office:value="0.34249" calcext:value-type="float">
            <text:p>0.34249</text:p>
          </table:table-cell>
          <table:table-cell office:value-type="float" office:value="0.08911" calcext:value-type="float">
            <text:p>0.08911</text:p>
          </table:table-cell>
          <table:table-cell office:value-type="float" office:value="0.25829" calcext:value-type="float">
            <text:p>0.25829</text:p>
          </table:table-cell>
          <table:table-cell office:value-type="float" office:value="-0.01928" calcext:value-type="float">
            <text:p>-0.01928</text:p>
          </table:table-cell>
          <table:table-cell office:value-type="float" office:value="-0.09781" calcext:value-type="float">
            <text:p>-0.0978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inse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hemys_scripta</text:p>
          </table:table-cell>
          <table:table-cell office:value-type="string" calcext:value-type="string">
            <text:p>Trachemys scripta</text:p>
          </table:table-cell>
          <table:table-cell office:value-type="float" office:value="6812" calcext:value-type="float">
            <text:p>6812</text:p>
          </table:table-cell>
          <table:table-cell office:value-type="float" office:value="0.47015" calcext:value-type="float">
            <text:p>0.47015</text:p>
          </table:table-cell>
          <table:table-cell office:value-type="float" office:value="0.06714" calcext:value-type="float">
            <text:p>0.06714</text:p>
          </table:table-cell>
          <table:table-cell office:value-type="float" office:value="0.46352" calcext:value-type="float">
            <text:p>0.46352</text:p>
          </table:table-cell>
          <table:table-cell office:value-type="float" office:value="0.05848" calcext:value-type="float">
            <text:p>0.05848</text:p>
          </table:table-cell>
          <table:table-cell office:value-type="float" office:value="0.48343" calcext:value-type="float">
            <text:p>0.48343</text:p>
          </table:table-cell>
          <table:table-cell office:value-type="float" office:value="0.13649" calcext:value-type="float">
            <text:p>0.13649</text:p>
          </table:table-cell>
          <table:table-cell office:value-type="float" office:value="0.41834" calcext:value-type="float">
            <text:p>0.41834</text:p>
          </table:table-cell>
          <table:table-cell office:value-type="float" office:value="0.09435" calcext:value-type="float">
            <text:p>0.09435</text:p>
          </table:table-cell>
          <table:table-cell office:value-type="float" office:value="0.57431" calcext:value-type="float">
            <text:p>0.57431</text:p>
          </table:table-cell>
          <table:table-cell office:value-type="float" office:value="-0.03227" calcext:value-type="float">
            <text:p>-0.03227</text:p>
          </table:table-cell>
          <table:table-cell office:value-type="float" office:value="-0.05604" calcext:value-type="float">
            <text:p>-0.05604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saurops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ylus_abatoides</text:p>
          </table:table-cell>
          <table:table-cell office:value-type="string" calcext:value-type="string">
            <text:p>Schizocosmus abatoides</text:p>
          </table:table-cell>
          <table:table-cell office:value-type="float" office:value="7759" calcext:value-type="float">
            <text:p>7759</text:p>
          </table:table-cell>
          <table:table-cell office:value-type="float" office:value="0.50572" calcext:value-type="float">
            <text:p>0.50572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0.47157" calcext:value-type="float">
            <text:p>0.47157</text:p>
          </table:table-cell>
          <table:table-cell office:value-type="float" office:value="0.04739" calcext:value-type="float">
            <text:p>0.04739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11663" calcext:value-type="float">
            <text:p>0.11663</text:p>
          </table:table-cell>
          <table:table-cell office:value-type="float" office:value="0.386" calcext:value-type="float">
            <text:p>0.38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-0.08834" calcext:value-type="float">
            <text:p>-0.08834</text:p>
          </table:table-cell>
          <table:table-cell office:value-type="float" office:value="-0.08093" calcext:value-type="float">
            <text:p>-0.08093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d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aia_belangeri</text:p>
          </table:table-cell>
          <table:table-cell office:value-type="string" calcext:value-type="string">
            <text:p>Tupaia belangeri</text:p>
          </table:table-cell>
          <table:table-cell office:value-type="float" office:value="21572" calcext:value-type="float">
            <text:p>21572</text:p>
          </table:table-cell>
          <table:table-cell office:value-type="float" office:value="0.51611" calcext:value-type="float">
            <text:p>0.51611</text:p>
          </table:table-cell>
          <table:table-cell office:value-type="float" office:value="0.08557" calcext:value-type="float">
            <text:p>0.08557</text:p>
          </table:table-cell>
          <table:table-cell office:value-type="float" office:value="0.49055" calcext:value-type="float">
            <text:p>0.49055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56735" calcext:value-type="float">
            <text:p>0.56735</text:p>
          </table:table-cell>
          <table:table-cell office:value-type="float" office:value="0.16305" calcext:value-type="float">
            <text:p>0.16305</text:p>
          </table:table-cell>
          <table:table-cell office:value-type="float" office:value="0.48374" calcext:value-type="float">
            <text:p>0.48374</text:p>
          </table:table-cell>
          <table:table-cell office:value-type="float" office:value="0.11015" calcext:value-type="float">
            <text:p>0.11015</text:p>
          </table:table-cell>
          <table:table-cell office:value-type="float" office:value="0.59898" calcext:value-type="float">
            <text:p>0.59898</text:p>
          </table:table-cell>
          <table:table-cell office:value-type="float" office:value="-0.02691" calcext:value-type="float">
            <text:p>-0.02691</text:p>
          </table:table-cell>
          <table:table-cell office:value-type="float" office:value="-0.03339" calcext:value-type="float">
            <text:p>-0.03339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ecia_variegata_variegata</text:p>
          </table:table-cell>
          <table:table-cell office:value-type="string" calcext:value-type="string">
            <text:p>Varecia variegata variegata</text:p>
          </table:table-cell>
          <table:table-cell office:value-type="float" office:value="10728" calcext:value-type="float">
            <text:p>10728</text:p>
          </table:table-cell>
          <table:table-cell office:value-type="float" office:value="0.49267" calcext:value-type="float">
            <text:p>0.49267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0.47107" calcext:value-type="float">
            <text:p>0.47107</text:p>
          </table:table-cell>
          <table:table-cell office:value-type="float" office:value="0.05593" calcext:value-type="float">
            <text:p>0.05593</text:p>
          </table:table-cell>
          <table:table-cell office:value-type="float" office:value="0.53598" calcext:value-type="float">
            <text:p>0.53598</text:p>
          </table:table-cell>
          <table:table-cell office:value-type="float" office:value="0.15335" calcext:value-type="float">
            <text:p>0.15335</text:p>
          </table:table-cell>
          <table:table-cell office:value-type="float" office:value="0.44376" calcext:value-type="float">
            <text:p>0.44376</text:p>
          </table:table-cell>
          <table:table-cell office:value-type="float" office:value="0.10211" calcext:value-type="float">
            <text:p>0.10211</text:p>
          </table:table-cell>
          <table:table-cell office:value-type="float" office:value="0.51611" calcext:value-type="float">
            <text:p>0.51611</text:p>
          </table:table-cell>
          <table:table-cell office:value-type="float" office:value="-0.07571" calcext:value-type="float">
            <text:p>-0.07571</text:p>
          </table:table-cell>
          <table:table-cell office:value-type="float" office:value="-0.07405" calcext:value-type="float">
            <text:p>-0.0740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mmali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0:56:51.823827752</meta:creation-date>
    <dc:date>2016-07-27T11:45:49.692592304</dc:date>
    <meta:editing-duration>PT14M57S</meta:editing-duration>
    <meta:editing-cycles>1</meta:editing-cycles>
    <meta:document-statistic meta:table-count="1" meta:cell-count="1664" meta:object-count="0"/>
    <meta:generator>LibreOffice/4.2.8.2$Linux_X86_64 LibreOffice_project/420m0$Build-2</meta:generator>
  </office:meta>
</office:document-meta>
</file>